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18.9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044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3.886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0.617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1.683cm"/>
    </style:style>
    <style:style style:name="co14" style:family="table-column">
      <style:table-column-properties fo:break-before="auto" style:column-width="2.45cm"/>
    </style:style>
    <style:style style:name="co15" style:family="table-column">
      <style:table-column-properties fo:break-before="auto" style:column-width="1.642cm"/>
    </style:style>
    <style:style style:name="co16" style:family="table-column">
      <style:table-column-properties fo:break-before="auto" style:column-width="1.778cm"/>
    </style:style>
    <style:style style:name="co17" style:family="table-column">
      <style:table-column-properties fo:break-before="auto" style:column-width="2.94cm"/>
    </style:style>
    <style:style style:name="co18" style:family="table-column">
      <style:table-column-properties fo:break-before="auto" style:column-width="1.499cm"/>
    </style:style>
    <style:style style:name="co19" style:family="table-column">
      <style:table-column-properties fo:break-before="auto" style:column-width="3.321cm"/>
    </style:style>
    <style:style style:name="co20" style:family="table-column">
      <style:table-column-properties fo:break-before="auto" style:column-width="3.792cm"/>
    </style:style>
    <style:style style:name="co21" style:family="table-column">
      <style:table-column-properties fo:break-before="auto" style:column-width="0.272cm"/>
    </style:style>
    <style:style style:name="co22" style:family="table-column">
      <style:table-column-properties fo:break-before="auto" style:column-width="2.133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676cm"/>
    </style:style>
    <style:style style:name="co25" style:family="table-column">
      <style:table-column-properties fo:break-before="auto" style:column-width="1.423cm"/>
    </style:style>
    <style:style style:name="co26" style:family="table-column">
      <style:table-column-properties fo:break-before="auto" style:column-width="1.743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2.023cm"/>
    </style:style>
    <style:style style:name="co29" style:family="table-column">
      <style:table-column-properties fo:break-before="auto" style:column-width="1.887cm"/>
    </style:style>
    <style:style style:name="co30" style:family="table-column">
      <style:table-column-properties fo:break-before="auto" style:column-width="1.598cm"/>
    </style:style>
    <style:style style:name="co31" style:family="table-column">
      <style:table-column-properties fo:break-before="auto" style:column-width="0.626cm"/>
    </style:style>
    <style:style style:name="co32" style:family="table-column">
      <style:table-column-properties fo:break-before="auto" style:column-width="1.443cm"/>
    </style:style>
    <style:style style:name="co33" style:family="table-column">
      <style:table-column-properties fo:break-before="auto" style:column-width="2.041cm"/>
    </style:style>
    <style:style style:name="co34" style:family="table-column">
      <style:table-column-properties fo:break-before="auto" style:column-width="3.267cm"/>
    </style:style>
    <style:style style:name="co35" style:family="table-column">
      <style:table-column-properties fo:break-before="auto" style:column-width="2.233cm"/>
    </style:style>
    <style:style style:name="co36" style:family="table-column">
      <style:table-column-properties fo:break-before="auto" style:column-width="2.614cm"/>
    </style:style>
    <style:style style:name="co37" style:family="table-column">
      <style:table-column-properties fo:break-before="auto" style:column-width="4.801cm"/>
    </style:style>
    <style:style style:name="co38" style:family="table-column">
      <style:table-column-properties fo:break-before="auto" style:column-width="2.328cm"/>
    </style:style>
    <style:style style:name="co39" style:family="table-column">
      <style:table-column-properties fo:break-before="auto" style:column-width="1.773cm"/>
    </style:style>
    <style:style style:name="co40" style:family="table-column">
      <style:table-column-properties fo:break-before="auto" style:column-width="0.725cm"/>
    </style:style>
    <style:style style:name="co41" style:family="table-column">
      <style:table-column-properties fo:break-before="auto" style:column-width="2.298cm"/>
    </style:style>
    <style:style style:name="co42" style:family="table-column">
      <style:table-column-properties fo:break-before="auto" style:column-width="1.923cm"/>
    </style:style>
    <style:style style:name="co43" style:family="table-column">
      <style:table-column-properties fo:break-before="auto" style:column-width="3.963cm"/>
    </style:style>
    <style:style style:name="ro1" style:family="table-row">
      <style:table-row-properties style:row-height="3.21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ext-properties fo:color="#9876aa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2" style:family="table-cell" style:parent-style-name="Default"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a9b7c6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8" style:family="table-cell" style:parent-style-name="Default"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3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8pt" style:language-asian="none" style:country-asian="none" style:font-style-asian="normal" style:font-weight-asian="bold" style:font-name-complex="JetBrains Mono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cat1_5f_PA_5f_stype"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8" style:family="table-cell" style:parent-style-name="cat1_5f_PB_5f_stype"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9" style:family="table-cell" style:parent-style-name="cat1_5f_PB_5f_stype">
      <style:table-cell-properties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0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1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24" style:family="table-cell" style:parent-style-name="cat1_5f_PA_5f_stype">
      <style:table-cell-properties fo:background-color="#00b8c2"/>
      <style:text-properties fo:color="#000000"/>
      <style:map style:condition="is-true-formula(COM.MICROSOFT.CONCAT([.$F6];&quot;_&quot;;[.$J6])=&quot;cat1_PA&quot;)" style:apply-style-name="cat1_5f_PA_5f_stype" style:base-cell-address="lesequipes.B6"/>
      <style:map style:condition="is-true-formula(COM.MICROSOFT.CONCAT([.$F6];&quot;_&quot;;[.$J6])=&quot;cat1_PB&quot;)" style:apply-style-name="cat1_5f_PB_5f_stype" style:base-cell-address="lesequipes.B6"/>
      <style:map style:condition="is-true-formula(COM.MICROSOFT.CONCAT([.$F6];&quot;_&quot;;[.$J6])=&quot;cat2_PA&quot;)" style:apply-style-name="cat2_5f_PA_5f_stype" style:base-cell-address="lesequipes.B6"/>
      <style:map style:condition="is-true-formula(COM.MICROSOFT.CONCAT([.$F6];&quot;_&quot;;[.$J6])=&quot;cat2_PB&quot;)" style:apply-style-name="cat2_5f_PB_5f_stype" style:base-cell-address="lesequipes.B6"/>
    </style:style>
    <style:style style:name="ce25" style:family="table-cell" style:parent-style-name="Default">
      <style:table-cell-properties fo:background-color="#f48fb1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8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9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0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3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cat1_5f_PA_5f_stype">
      <style:table-cell-properties fo:border="0.74pt solid #000000"/>
      <style:text-properties style:font-name="JetBrains Mono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language="none" fo:country="none" style:language-asian="none" style:country-asian="none" style:language-complex="none" style:country-complex="none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5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2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3" style:family="table-cell" style:parent-style-name="Default">
      <style:table-cell-properties fo:border="0.74pt solid #000000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4" style:family="table-cell" style:parent-style-name="Default">
      <style:table-cell-properties fo:background-color="#999999"/>
    </style:style>
    <style:style style:name="ce65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JetBrains Mono" style:font-name-asian="JetBrains Mono" style:font-name-complex="JetBrains Mono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102" style:family="table-cell" style:parent-style-name="cat1_5f_PA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0pt" fo:font-weight="bold" style:font-size-asian="10pt" style:font-weight-asian="bold" style:font-size-complex="10pt" style:font-weight-complex="bold"/>
    </style:style>
    <style:style style:name="ce104" style:family="table-cell" style:parent-style-name="cat1_5f_PB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7" style:family="table-cell" style:parent-style-name="cat2_5f_PA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8" style:family="table-cell" style:parent-style-name="cat2_5f_PB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9" style:family="table-cell" style:parent-style-name="cat1_5f_PA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0" style:family="table-cell" style:parent-style-name="cat1_5f_PB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1" style:family="table-cell" style:parent-style-name="cat2_5f_PA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2" style:family="table-cell" style:parent-style-name="cat2_5f_PB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3" style:family="table-cell" style:parent-style-name="cat1_5f_PA_5f_styp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4" style:family="table-cell" style:parent-style-name="cat1_5f_PB_5f_styp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14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font-name="Verdana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8pt" fo:font-weight="bold" style:font-size-asian="8pt" style:font-weight-asian="bold" style:font-size-complex="8pt" style:font-weight-complex="bold"/>
    </style:style>
    <style:style style:name="ce15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font-name="Verdana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ext-properties fo:font-size="8pt" style:font-size-asian="8pt" style:font-size-complex="8pt"/>
    </style:style>
    <style:style style:name="ce11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0.5pt" fo:font-weight="bold" style:font-size-asian="10.5pt" style:font-weight-asian="bold" style:font-size-complex="10.5pt" style:font-weight-complex="bold"/>
    </style:style>
    <style:style style:name="ce11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9pt" fo:font-weight="bold" style:font-size-asian="9pt" style:font-weight-asian="bold" style:font-size-complex="9pt" style:font-weight-complex="bold"/>
    </style:style>
    <style:style style:name="ce154" style:family="table-cell" style:parent-style-name="cat1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5" style:family="table-cell" style:parent-style-name="cat1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6" style:family="table-cell" style:parent-style-name="cat2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7" style:family="table-cell" style:parent-style-name="cat2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17" style:family="table-cell" style:parent-style-name="cat1_5f_PA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18" style:family="table-cell" style:parent-style-name="cat1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0" style:family="table-cell" style:parent-style-name="cat1_5f_PB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1" style:family="table-cell" style:parent-style-name="cat1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2" style:family="table-cell" style:parent-style-name="cat2_5f_PA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3" style:family="table-cell" style:parent-style-name="cat2_5f_PB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4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5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6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7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8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9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0" style:family="table-cell" style:parent-style-name="cat1_5f_PA_5f_stype" style:data-style-name="N60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1" style:family="table-cell" style:parent-style-name="cat2_5f_PA_5f_stype" style:data-style-name="N6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2" style:family="table-cell" style:parent-style-name="cat1_5f_PA_5f_stype" style:data-style-name="N6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3" style:family="table-cell" style:parent-style-name="cat1_5f_PA_5f_stype" style:data-style-name="N61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4" style:family="table-cell" style:parent-style-name="cat1_5f_PA_5f_stype" style:data-style-name="N0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5" style:family="table-cell" style:parent-style-name="cat1_5f_PA_5f_stype">
      <style:table-cell-properties fo:background-color="#00b8c2"/>
    </style:style>
    <style:style style:name="ce136" style:family="table-cell" style:parent-style-name="cat2_5f_PA_5f_stype">
      <style:table-cell-properties fo:background-color="#f48fb1"/>
    </style:style>
    <style:style style:name="ce137" style:family="table-cell" style:parent-style-name="cat2_5f_PA_5f_stype" style:data-style-name="N61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8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9" style:family="table-cell" style:parent-style-name="cat2_5f_PA_5f_stype" style:data-style-name="N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6" style:family="table-cell" style:parent-style-name="cat1_5f_PA_5f_stype" style:data-style-name="N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0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1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2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3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4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5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85" style:family="table-cell" style:parent-style-name="cat2_5f_PA_5f_stype">
      <style:table-cell-properties fo:background-color="#00b8c2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7" style:family="table-cell" style:parent-style-name="cat2_5f_PA_5f_stype" style:data-style-name="N0">
      <style:table-cell-properties fo:background-color="#00b8c2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6" style:family="table-cell" style:parent-style-name="cat2_5f_PA_5f_stype">
      <style:table-cell-properties fo:background-color="#f48fb1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8" style:family="table-cell" style:parent-style-name="cat2_5f_PA_5f_stype" style:data-style-name="N0">
      <style:table-cell-properties fo:background-color="#f48fb1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gr1" style:family="graphic">
      <style:graphic-properties fo:background-color="#bdbdbd"/>
    </style:style>
    <style:style style:name="P1" style:family="paragraph">
      <style:paragraph-properties fo:text-align="center"/>
    </style:style>
    <style:style style:name="T1" style:family="text">
      <style:text-properties fo:color="#9876aa"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a9b7c6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9876aa"/>
    </style:style>
    <style:style style:name="T4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cc7832"/>
    </style:style>
    <style:style style:name="T5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8759"/>
    </style:style>
    <style:style style:name="T6" style:family="text">
      <style:text-properties fo:color="#9876aa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8" style:family="text">
      <style:text-properties style:text-line-through-mode="continuous" fo:language="none" fo:country="none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T9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classementspoules.X4">
          <table:error-message table:message-type="stop" table:display="true"/>
        </table:content-validation>
        <table:content-validation table:name="val2" table:condition="of:cell-content-is-in-list(salles)" table:allow-empty-cell="true" table:display-list="unsorted" table:base-cell-address="matchspoules.D4">
          <table:error-message table:message-type="stop" table:display="true"/>
        </table:content-validation>
        <table:content-validation table:name="val3" table:condition="of:cell-content-is-in-list(points)" table:allow-empty-cell="true" table:display-list="unsorted" table:base-cell-address="matchspoules.N4">
          <table:error-message table:message-type="stop" table:display="true"/>
        </table:content-validation>
        <table:content-validation table:name="val4" table:condition="of:cell-content-is-in-list(buts)" table:allow-empty-cell="true" table:display-list="unsorted" table:base-cell-address="matchspoules.L4">
          <table:error-message table:message-type="stop" table:display="true"/>
        </table:content-validation>
        <table:content-validation table:name="val5" table:condition="of:cell-content-is-in-list([$classementspoules.$E$4:.$E$8])" table:allow-empty-cell="true" table:display-list="unsorted" table:base-cell-address="classementspoules.W4">
          <table:error-message table:message-type="stop" table:display="true"/>
        </table:content-validation>
        <table:content-validation table:name="val6" table:condition="of:cell-content-is-in-list([$classementspoules.$E$11:.$E$15])" table:allow-empty-cell="true" table:display-list="unsorted" table:base-cell-address="classementspoules.W11">
          <table:error-message table:message-type="stop" table:display="true"/>
        </table:content-validation>
        <table:content-validation table:name="val7" table:condition="of:cell-content-is-in-list([$classementspoules.$E$19:.$E$23])" table:allow-empty-cell="true" table:display-list="unsorted" table:base-cell-address="classementspoules.W19">
          <table:error-message table:message-type="stop" table:display="true"/>
        </table:content-validation>
        <table:content-validation table:name="val8" table:condition="of:cell-content-is-in-list([$classementspoules.$E$26:.$E$30])" table:allow-empty-cell="true" table:display-list="unsorted" table:base-cell-address="classementspoules.W26">
          <table:error-message table:message-type="stop" table:display="true"/>
        </table:content-validation>
        <table:content-validation table:name="val9" table:condition="of:cell-content-is-in-list(victoiredefaite)" table:allow-empty-cell="true" table:display-list="unsorted" table:base-cell-address="finales.P4">
          <table:error-message table:message-type="stop" table:display="true"/>
        </table:content-validation>
      </table:content-validations>
      <table:table table:name="info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 info_tournoi" form:control-implementation="ooo:com.sun.star.form.component.CommandButton" xml:id="control1" form:id="control1" form:label="export info_tourno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info_tournoi?language=Basic&amp;location=application" xlink:type="simple"/>
              </office:event-listeners>
            </form:button>
          </form:form>
        </office:forms>
        <table:shapes>
          <draw:control draw:z-index="0" draw:name="Contrôle 4" draw:text-style-name="P1" svg:width="4.089cm" svg:height="1.327cm" svg:x="26.683cm" svg:y="1.354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"tournoi"</text:p>
          </table:table-cell>
          <table:table-cell table:style-name="ce15" office:value-type="string" calcext:value-type="string">
            <text:p>{ "titre": "Tournoi en salle U13G/U15G", </text:p>
            <text:p>"date": "Samedi 06/01/2024", </text:p>
            <text:p>"temps_jeu": "Temps de jeu 8 minutes. Rotation toutes les 10 minutes", </text:p>
            <text:p>"lien_reglement": "pdf/01_ReglementTournoi2024.pdf", </text:p>
            <text:p>"lien_ficheequipe": "pdf/02_Reference-Inscriptions2024.pdf", </text:p>
            <text:p>"lien_site": "https://www.tes.fcvalduloir.live/fcvlfutsal_u13g_u15g_2024/dist/", </text:p>
            <text:p>"titre_QRcode": "Tournoi En Salle FCVL futsal U13G U15G 2024" </text:p>
            <text:p>}</text:p>
          </table:table-cell>
        </table:table-row>
        <table:table-row table:style-name="ro1">
          <table:table-cell table:style-name="ce11" office:value-type="string" calcext:value-type="string">
            <text:p>"lessalles"</text:p>
          </table:table-cell>
          <table:table-cell table:style-name="ce16" office:value-type="string" calcext:value-type="string">
            <text:p><text:span text:style-name="T2">[</text:span></text:p>
            <text:p><text:span text:style-name="T2">{</text:span><text:span text:style-name="T3">"id"</text:span><text:span text:style-name="T4">: </text:span><text:span text:style-name="T5">"1-GLC"</text:span><text:span text:style-name="T4">,    </text:span></text:p>
            <text:p><text:span text:style-name="T6">"nomlong"</text:span><text:span text:style-name="T4">: </text:span><text:span text:style-name="T5">"Gymnase Guy La Croix"</text:span><text:span text:style-name="T4">,    </text:span></text:p>
            <text:p><text:span text:style-name="T6">"lien"</text:span><text:span text:style-name="T4">: </text:span><text:span text:style-name="T5">"img/salles/1-GLC-int.png"</text:span><text:span text:style-name="T7">}</text:span><text:span text:style-name="T4">,  </text:span></text:p>
            <text:p><text:span text:style-name="T2">{</text:span><text:span text:style-name="T3">"id"</text:span><text:span text:style-name="T4">: </text:span><text:span text:style-name="T5">"2-CCVL"</text:span><text:span text:style-name="T4">,</text:span></text:p>
            <text:p><text:span text:style-name="T6">"nomlong"</text:span><text:span text:style-name="T4">: </text:span><text:span text:style-name="T5">"Gymnase CC Val du Loir"</text:span><text:span text:style-name="T4">,</text:span></text:p>
            <text:p><text:span text:style-name="T6">"lien"</text:span><text:span text:style-name="T4">: </text:span><text:span text:style-name="T5">"img/salles/2-CCVL.png"</text:span><text:span text:style-name="T7">}</text:span></text:p>
            <text:p><text:span text:style-name="T2">]</text:span></text:p>
          </table:table-cell>
        </table:table-row>
        <table:table-row table:style-name="ro2">
          <table:table-cell table:style-name="ce12" office:value-type="string" calcext:value-type="string">
            <text:p><text:span text:style-name="T1">"lescategories"</text:span></text:p>
          </table:table-cell>
          <table:table-cell table:style-name="ce17" office:value-type="string" calcext:value-type="string">
            <text:p><text:span text:style-name="T2">[</text:span></text:p>
            <text:p><text:span text:style-name="T2">{</text:span><text:span text:style-name="T3">"id"</text:span><text:span text:style-name="T4">: </text:span><text:span text:style-name="T5">"cat1"</text:span><text:span text:style-name="T4">,</text:span></text:p>
            <text:p><text:span text:style-name="T6">"categorie_id"</text:span><text:span text:style-name="T4">: </text:span><text:span text:style-name="T5">"U13G"</text:span><text:span text:style-name="T4">,</text:span></text:p>
            <text:p><text:span text:style-name="T6">"nomlong"</text:span><text:span text:style-name="T4">: </text:span><text:span text:style-name="T5">"U13 Garçons"</text:span><text:span text:style-name="T4">,</text:span></text:p>
            <text:p><text:span text:style-name="T6">"texthoraire"</text:span><text:span text:style-name="T4">: </text:span><text:span text:style-name="T5">"Rdv 13h30 - Début 14h10"</text:span><text:span text:style-name="T7">}</text:span><text:span text:style-name="T4">,</text:span></text:p>
            <text:p><text:span text:style-name="T2">{</text:span><text:span text:style-name="T3">"id"</text:span><text:span text:style-name="T4">: </text:span><text:span text:style-name="T5">"cat2"</text:span><text:span text:style-name="T4">,</text:span></text:p>
            <text:p><text:span text:style-name="T6">"categorie_id"</text:span><text:span text:style-name="T4">: </text:span><text:span text:style-name="T5">"U15G"</text:span><text:span text:style-name="T4">,</text:span></text:p>
            <text:p><text:span text:style-name="T6">"nomlong"</text:span><text:span text:style-name="T4">: </text:span><text:span text:style-name="T5">"U15 Garçons"</text:span><text:span text:style-name="T4">,</text:span></text:p>
            <text:p><text:span text:style-name="T6">"texthoraire"</text:span><text:span text:style-name="T4">: </text:span><text:span text:style-name="T5">"Rdv 13h30 - Début 14h10"</text:span><text:span text:style-name="T7">}</text:span></text:p>
            <text:p><text:span text:style-name="T2">]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Salle1</text:p>
          </table:table-cell>
          <table:table-cell table:style-name="ce18" office:value-type="string" calcext:value-type="string">
            <text:p>1-GLC</text:p>
          </table:table-cell>
        </table:table-row>
        <table:table-row table:style-name="ro3">
          <table:table-cell office:value-type="string" calcext:value-type="string">
            <text:p>Salle2</text:p>
          </table:table-cell>
          <table:table-cell table:style-name="ce18" office:value-type="string" calcext:value-type="string">
            <text:p>2-CCVL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Affichage conditionnel</text:p>
          </table:table-cell>
          <table:table-cell office:value-type="string" calcext:value-type="string">
            <text:p>CONCAT($A10;"_";$C10)="cat1_PA"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epertoir serve local : 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:\Users\jcsou\eclipse-workspace\fcvlfutsal_u13g_u15g_2024\public\data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V</text:p>
          </table:table-cell>
          <table:table-cell/>
        </table:table-row>
        <table:table-row table:style-name="ro3">
          <table:table-cell office:value-type="string" calcext:value-type="string">
            <text:p>D</text:p>
          </table:table-cell>
          <table:table-cell/>
        </table:table-row>
      </table:table>
      <table:table table:name="lesequipes" table:style-name="ta1">
        <office:forms form:automatic-focus="false" form:apply-design-mode="false"/>
        <table:table-column table:style-name="co4" table:default-cell-style-name="ce13"/>
        <table:table-column table:style-name="co5" table:default-cell-style-name="ce13"/>
        <table:table-column table:style-name="co3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4">
          <table:table-cell table:style-name="ce33" office:value-type="string" calcext:value-type="string">
            <text:p><text:span text:style-name="T8">"lesequipes"</text:span></text:p>
          </table:table-cell>
          <table:table-cell table:style-name="ce33" office:value-type="string" calcext:value-type="string">
            <text:p>A9:G25</text:p>
          </table:table-cell>
          <table:table-cell table:style-name="ce7"/>
          <table:table-cell table:style-name="ce12" table:number-columns-repeated="3"/>
          <table:table-cell table:number-columns-repeated="3"/>
        </table:table-row>
        <table:table-row table:style-name="ro5">
          <table:table-cell table:style-name="ce33" office:value-type="string" calcext:value-type="string">
            <text:p>cat1_PA</text:p>
          </table:table-cell>
          <table:table-cell table:style-name="cat1_5f_PA_5f_stype" office:value-type="string" calcext:value-type="string">
            <text:p>#90CAF9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1_PB</text:p>
          </table:table-cell>
          <table:table-cell table:style-name="cat1_5f_PB_5f_stype" office:value-type="string" calcext:value-type="string">
            <text:p>#80cbc4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2_PA</text:p>
          </table:table-cell>
          <table:table-cell table:style-name="cat2_5f_PA_5f_stype" office:value-type="string" calcext:value-type="string">
            <text:p>#b39ddb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2_PB</text:p>
          </table:table-cell>
          <table:table-cell table:style-name="cat2_5f_PB_5f_stype" office:value-type="string" calcext:value-type="string">
            <text:p>#ef9a9a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olorF1</text:p>
          </table:table-cell>
          <table:table-cell table:style-name="ce24" table:content-validation-name="val1" office:value-type="string" calcext:value-type="string">
            <text:p>#00B8C2</text:p>
          </table:table-cell>
          <table:table-cell table:style-name="ce27"/>
          <table:table-cell table:number-columns-repeated="6"/>
        </table:table-row>
        <table:table-row table:style-name="ro5">
          <table:table-cell table:style-name="ce33" office:value-type="string" calcext:value-type="string">
            <text:p>colorF2</text:p>
          </table:table-cell>
          <table:table-cell table:style-name="ce25" office:value-type="string" calcext:value-type="string">
            <text:p>#FD6D9E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5"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46" office:value-type="string" calcext:value-type="string">
            <text:p>poule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fanion</text:p>
          </table:table-cell>
          <table:table-cell/>
          <table:table-cell table:style-name="ce53"/>
        </table:table-row>
        <table:table-row table:style-name="ro4">
          <table:table-cell table:style-name="ce36" office:value-type="string" calcext:value-type="string">
            <text:p>cat1</text:p>
          </table:table-cell>
          <table:table-cell table:style-name="ce37" office:value-type="string" calcext:value-type="string">
            <text:p>U13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G1</text:p>
          </table:table-cell>
          <table:table-cell table:style-name="ce37" office:value-type="string" calcext:value-type="string">
            <text:p>district13g1</text:p>
          </table:table-cell>
          <table:table-cell table:style-name="ce37" office:value-type="string" calcext:value-type="string">
            <text:p>dist13g1</text:p>
          </table:table-cell>
          <table:table-cell table:style-name="ce37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G2</text:p>
          </table:table-cell>
          <table:table-cell table:style-name="ce37" office:value-type="string" calcext:value-type="string">
            <text:p>district13g2</text:p>
          </table:table-cell>
          <table:table-cell table:style-name="ce37" office:value-type="string" calcext:value-type="string">
            <text:p>dist13g2</text:p>
          </table:table-cell>
          <table:table-cell table:style-name="ce37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G3</text:p>
          </table:table-cell>
          <table:table-cell table:style-name="ce37" office:value-type="string" calcext:value-type="string">
            <text:p>district13g3</text:p>
          </table:table-cell>
          <table:table-cell table:style-name="ce37" office:value-type="string" calcext:value-type="string">
            <text:p>dist13g3</text:p>
          </table:table-cell>
          <table:table-cell table:style-name="ce37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G4</text:p>
          </table:table-cell>
          <table:table-cell table:style-name="ce37" office:value-type="string" calcext:value-type="string">
            <text:p>district13g4</text:p>
          </table:table-cell>
          <table:table-cell table:style-name="ce37" office:value-type="string" calcext:value-type="string">
            <text:p>dist13g4</text:p>
          </table:table-cell>
          <table:table-cell table:style-name="ce37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cat1</text:p>
          </table:table-cell>
          <table:table-cell table:style-name="ce39" office:value-type="string" calcext:value-type="string">
            <text:p>U13G</text:p>
          </table:table-cell>
          <table:table-cell table:style-name="ce48" office:value-type="string" calcext:value-type="string">
            <text:p>PB</text:p>
          </table:table-cell>
          <table:table-cell table:style-name="ce52" office:value-type="string" calcext:value-type="string">
            <text:p>U13G5</text:p>
          </table:table-cell>
          <table:table-cell table:style-name="ce52" office:value-type="string" calcext:value-type="string">
            <text:p>district13g5</text:p>
          </table:table-cell>
          <table:table-cell table:style-name="ce37" office:value-type="string" calcext:value-type="string">
            <text:p>dist13g5</text:p>
          </table:table-cell>
          <table:table-cell table:style-name="ce52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cat1</text:p>
          </table:table-cell>
          <table:table-cell table:style-name="ce39" office:value-type="string" calcext:value-type="string">
            <text:p>U13G</text:p>
          </table:table-cell>
          <table:table-cell table:style-name="ce48" office:value-type="string" calcext:value-type="string">
            <text:p>PB</text:p>
          </table:table-cell>
          <table:table-cell table:style-name="ce52" office:value-type="string" calcext:value-type="string">
            <text:p>U13G6</text:p>
          </table:table-cell>
          <table:table-cell table:style-name="ce52" office:value-type="string" calcext:value-type="string">
            <text:p>district13g6</text:p>
          </table:table-cell>
          <table:table-cell table:style-name="ce37" office:value-type="string" calcext:value-type="string">
            <text:p>dist13g6</text:p>
          </table:table-cell>
          <table:table-cell table:style-name="ce38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>
            <text:p>cat1</text:p>
          </table:table-cell>
          <table:table-cell table:style-name="ce39" office:value-type="string" calcext:value-type="string">
            <text:p>U13G</text:p>
          </table:table-cell>
          <table:table-cell table:style-name="ce48" office:value-type="string" calcext:value-type="string">
            <text:p>PB</text:p>
          </table:table-cell>
          <table:table-cell table:style-name="ce52" office:value-type="string" calcext:value-type="string">
            <text:p>U13G7</text:p>
          </table:table-cell>
          <table:table-cell table:style-name="ce52" office:value-type="string" calcext:value-type="string">
            <text:p>district13g7</text:p>
          </table:table-cell>
          <table:table-cell table:style-name="ce37" office:value-type="string" calcext:value-type="string">
            <text:p>dist13g7</text:p>
          </table:table-cell>
          <table:table-cell table:style-name="ce52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>
            <text:p>cat1</text:p>
          </table:table-cell>
          <table:table-cell table:style-name="ce39" office:value-type="string" calcext:value-type="string">
            <text:p>U13G</text:p>
          </table:table-cell>
          <table:table-cell table:style-name="ce48" office:value-type="string" calcext:value-type="string">
            <text:p>PB</text:p>
          </table:table-cell>
          <table:table-cell table:style-name="ce52" office:value-type="string" calcext:value-type="string">
            <text:p>U13G8</text:p>
          </table:table-cell>
          <table:table-cell table:style-name="ce52" office:value-type="string" calcext:value-type="string">
            <text:p>district13g8</text:p>
          </table:table-cell>
          <table:table-cell table:style-name="ce37" office:value-type="string" calcext:value-type="string">
            <text:p>dist13g8</text:p>
          </table:table-cell>
          <table:table-cell table:style-name="ce52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G1</text:p>
          </table:table-cell>
          <table:table-cell table:style-name="ce40" office:value-type="string" calcext:value-type="string">
            <text:p>district15g1</text:p>
          </table:table-cell>
          <table:table-cell table:style-name="ce40" office:value-type="string" calcext:value-type="string">
            <text:p>rict15g1</text:p>
          </table:table-cell>
          <table:table-cell table:style-name="ce40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G2</text:p>
          </table:table-cell>
          <table:table-cell table:style-name="ce40" office:value-type="string" calcext:value-type="string">
            <text:p>district15g2</text:p>
          </table:table-cell>
          <table:table-cell table:style-name="ce40" office:value-type="string" calcext:value-type="string">
            <text:p>rict15g2</text:p>
          </table:table-cell>
          <table:table-cell table:style-name="ce40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G3</text:p>
          </table:table-cell>
          <table:table-cell table:style-name="ce40" office:value-type="string" calcext:value-type="string">
            <text:p>district15g3</text:p>
          </table:table-cell>
          <table:table-cell table:style-name="ce40" office:value-type="string" calcext:value-type="string">
            <text:p>rict15g3</text:p>
          </table:table-cell>
          <table:table-cell table:style-name="ce40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G4</text:p>
          </table:table-cell>
          <table:table-cell table:style-name="ce40" office:value-type="string" calcext:value-type="string">
            <text:p>district15g4</text:p>
          </table:table-cell>
          <table:table-cell table:style-name="ce40" office:value-type="string" calcext:value-type="string">
            <text:p>rict15g4</text:p>
          </table:table-cell>
          <table:table-cell table:style-name="ce40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1" office:value-type="string" calcext:value-type="string">
            <text:p>U15G</text:p>
          </table:table-cell>
          <table:table-cell table:style-name="ce50" office:value-type="string" calcext:value-type="string">
            <text:p>PB</text:p>
          </table:table-cell>
          <table:table-cell table:style-name="ce41" office:value-type="string" calcext:value-type="string">
            <text:p>U15G5</text:p>
          </table:table-cell>
          <table:table-cell table:style-name="ce41" office:value-type="string" calcext:value-type="string">
            <text:p>district15g5</text:p>
          </table:table-cell>
          <table:table-cell table:style-name="ce40" office:value-type="string" calcext:value-type="string">
            <text:p>rict15g5</text:p>
          </table:table-cell>
          <table:table-cell table:style-name="ce41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1" office:value-type="string" calcext:value-type="string">
            <text:p>U15G</text:p>
          </table:table-cell>
          <table:table-cell table:style-name="ce50" office:value-type="string" calcext:value-type="string">
            <text:p>PB</text:p>
          </table:table-cell>
          <table:table-cell table:style-name="ce41" office:value-type="string" calcext:value-type="string">
            <text:p>U15G6</text:p>
          </table:table-cell>
          <table:table-cell table:style-name="ce41" office:value-type="string" calcext:value-type="string">
            <text:p>district15g6</text:p>
          </table:table-cell>
          <table:table-cell table:style-name="ce40" office:value-type="string" calcext:value-type="string">
            <text:p>rict15g6</text:p>
          </table:table-cell>
          <table:table-cell table:style-name="ce41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1" office:value-type="string" calcext:value-type="string">
            <text:p>U15G</text:p>
          </table:table-cell>
          <table:table-cell table:style-name="ce50" office:value-type="string" calcext:value-type="string">
            <text:p>PB</text:p>
          </table:table-cell>
          <table:table-cell table:style-name="ce41" office:value-type="string" calcext:value-type="string">
            <text:p>U15G7</text:p>
          </table:table-cell>
          <table:table-cell table:style-name="ce41" office:value-type="string" calcext:value-type="string">
            <text:p>district15g7</text:p>
          </table:table-cell>
          <table:table-cell table:style-name="ce40" office:value-type="string" calcext:value-type="string">
            <text:p>rict15g7</text:p>
          </table:table-cell>
          <table:table-cell table:style-name="ce41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1" office:value-type="string" calcext:value-type="string">
            <text:p>U15G</text:p>
          </table:table-cell>
          <table:table-cell table:style-name="ce50" office:value-type="string" calcext:value-type="string">
            <text:p>PB</text:p>
          </table:table-cell>
          <table:table-cell table:style-name="ce41" office:value-type="string" calcext:value-type="string">
            <text:p>U15G8</text:p>
          </table:table-cell>
          <table:table-cell table:style-name="ce41" office:value-type="string" calcext:value-type="string">
            <text:p>district15g8</text:p>
          </table:table-cell>
          <table:table-cell table:style-name="ce40" office:value-type="string" calcext:value-type="string">
            <text:p>rict15g8</text:p>
          </table:table-cell>
          <table:table-cell table:style-name="ce41" office:value-type="string" calcext:value-type="string">
            <text:p>district.png</text:p>
          </table:table-cell>
          <table:table-cell table:number-columns-repeated="2"/>
        </table:table-row>
        <table:table-row table:style-name="ro3" table:number-rows-repeated="13">
          <table:table-cell table:number-columns-repeated="9"/>
        </table:table-row>
        <table:table-row table:style-name="ro3" table:number-rows-repeated="6">
          <table:table-cell table:style-name="Default" table:number-columns-repeated="2"/>
          <table:table-cell table:number-columns-repeated="7"/>
        </table:table-row>
        <table:table-row table:style-name="ro3" table:number-rows-repeated="1048531">
          <table:table-cell table:number-columns-repeated="9"/>
        </table:table-row>
        <table:table-row table:style-name="ro3">
          <table:table-cell table:number-columns-repeated="9"/>
        </table:table-row>
        <calcext:conditional-formats>
          <calcext:conditional-format calcext:target-range-address="lesequipes.A10:lesequipes.G25">
            <calcext:condition calcext:apply-style-name="cat1_PA_stype" calcext:value="formula-is(COM.MICROSOFT.CONCAT([.$A10];&quot;_&quot;;[.$C10])=&quot;cat1_PA&quot;)" calcext:base-cell-address="lesequipes.A10"/>
            <calcext:condition calcext:apply-style-name="cat1_PB_stype" calcext:value="formula-is(COM.MICROSOFT.CONCAT([.$A10];&quot;_&quot;;[.$C10])=&quot;cat1_PB&quot;)" calcext:base-cell-address="lesequipes.A10"/>
            <calcext:condition calcext:apply-style-name="cat2_PA_stype" calcext:value="formula-is(COM.MICROSOFT.CONCAT([.$A10];&quot;_&quot;;[.$C10])=&quot;cat2_PA&quot;)" calcext:base-cell-address="lesequipes.A10"/>
            <calcext:condition calcext:apply-style-name="cat2_PB_stype" calcext:value="formula-is(COM.MICROSOFT.CONCAT([.$A10];&quot;_&quot;;[.$C10])=&quot;cat2_PB&quot;)" calcext:base-cell-address="lesequipes.A10"/>
          </calcext:conditional-format>
          <calcext:conditional-format calcext:target-range-address="lesequipes.B6:lesequipes.B6">
            <calcext:condition calcext:apply-style-name="cat1_PA_stype" calcext:value="formula-is(COM.MICROSOFT.CONCAT([.$F6];&quot;_&quot;;[.$J6])=&quot;cat1_PA&quot;)" calcext:base-cell-address="lesequipes.B6"/>
            <calcext:condition calcext:apply-style-name="cat1_PB_stype" calcext:value="formula-is(COM.MICROSOFT.CONCAT([.$F6];&quot;_&quot;;[.$J6])=&quot;cat1_PB&quot;)" calcext:base-cell-address="lesequipes.B6"/>
            <calcext:condition calcext:apply-style-name="cat2_PA_stype" calcext:value="formula-is(COM.MICROSOFT.CONCAT([.$F6];&quot;_&quot;;[.$J6])=&quot;cat2_PA&quot;)" calcext:base-cell-address="lesequipes.B6"/>
            <calcext:condition calcext:apply-style-name="cat2_PB_stype" calcext:value="formula-is(COM.MICROSOFT.CONCAT([.$F6];&quot;_&quot;;[.$J6])=&quot;cat2_PB&quot;)" calcext:base-cell-address="lesequipes.B6"/>
          </calcext:conditional-format>
        </calcext:conditional-formats>
      </table:table>
      <table:table table:name="matchspou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Poules" form:control-implementation="ooo:com.sun.star.form.component.CommandButton" xml:id="control2" form:id="control2" form:label="ExportPoules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poules?language=Basic&amp;location=application" xlink:type="simple"/>
              </office:event-listeners>
            </form:button>
          </form:form>
        </office:forms>
        <table:shapes>
          <draw:control draw:z-index="0" draw:name="Contrôle 1" draw:style-name="gr1" draw:text-style-name="P1" svg:width="5.212cm" svg:height="0.868cm" svg:x="33.278cm" svg:y="0.475cm" draw:control="control2"/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Default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number-columns-repeated="4" table:default-cell-style-name="ce13"/>
        <table:table-column table:style-name="co19" table:number-columns-repeated="2" table:default-cell-style-name="ce13"/>
        <table:table-row table:style-name="ro5">
          <table:table-cell table:style-name="ce33" office:value-type="string" calcext:value-type="string">
            <text:p>"lesmatchs"</text:p>
          </table:table-cell>
          <table:table-cell table:number-columns-repeated="15"/>
        </table:table-row>
        <table:table-row table:style-name="ro5">
          <table:table-cell table:style-name="ce33" office:value-type="string" calcext:value-type="string">
            <text:p>C3:P27</text:p>
          </table:table-cell>
          <table:table-cell table:style-name="ce12"/>
          <table:table-cell table:number-columns-repeated="6"/>
          <table:table-cell table:style-name="ce67" office:value-type="string" calcext:value-type="string" table:number-columns-spanned="4" table:number-rows-spanned="1">
            <text:p>equipeDom</text:p>
          </table:table-cell>
          <table:covered-table-cell table:number-columns-repeated="2" table:style-name="ce7"/>
          <table:covered-table-cell/>
          <table:table-cell table:style-name="ce67" office:value-type="string" calcext:value-type="string" table:number-columns-spanned="4" table:number-rows-spanned="1">
            <text:p>equipeExt</text:p>
          </table:table-cell>
          <table:covered-table-cell table:number-columns-repeated="3" table:style-name="ce7"/>
        </table:table-row>
        <table:table-row table:style-name="ro5">
          <table:table-cell table:number-columns-repeated="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salle</text:p>
          </table:table-cell>
          <table:table-cell table:style-name="ce35" office:value-type="string" calcext:value-type="string">
            <text:p>heureDebut</text:p>
          </table:table-cell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46" office:value-type="string" calcext:value-type="string">
            <text:p>poule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pt</text:p>
          </table:table-cell>
          <table:table-cell table:number-columns-repeated="2" table:style-name="ce51" office:value-type="string" calcext:value-type="string">
            <text:p>but</text:p>
          </table:table-cell>
          <table:table-cell table:style-name="ce51" office:value-type="string" calcext:value-type="string">
            <text:p>pt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55" office:value-type="float" office:value="1" calcext:value-type="float">
            <text:p>1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office:value-type="time" office:time-value="PT14H10M00S" calcext:value-type="time">
            <text:p>14:1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8" table:formula="of:=[$lesequipes.$D$10]" office:value-type="string" office:string-value="U13G1" calcext:value-type="string">
            <text:p>U13G1</text:p>
          </table:table-cell>
          <table:table-cell table:style-name="ce68" table:formula="of:=[$lesequipes.$F$10]" office:value-type="string" office:string-value="dist13g1" calcext:value-type="string">
            <text:p>dist13g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1]" office:value-type="string" office:string-value="U13G2" calcext:value-type="string">
            <text:p>U13G2</text:p>
          </table:table-cell>
          <table:table-cell table:style-name="ce70" table:formula="of:=[$lesequipes.$F$11]" office:value-type="string" office:string-value="dist13g2" calcext:value-type="string">
            <text:p>dist13g2</text:p>
          </table:table-cell>
        </table:table-row>
        <table:table-row table:style-name="ro4">
          <table:table-cell table:number-columns-repeated="2"/>
          <table:table-cell table:style-name="ce56" table:formula="of:=[.C4]+1" office:value-type="float" office:value="2" calcext:value-type="float">
            <text:p>2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office:value-type="time" office:time-value="PT14H10M00S" calcext:value-type="time">
            <text:p>14:1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14]" office:value-type="string" office:string-value="U13G5" calcext:value-type="string">
            <text:p>U13G5</text:p>
          </table:table-cell>
          <table:table-cell table:style-name="ce68" table:formula="of:=[$lesequipes.$F$14]" office:value-type="string" office:string-value="dist13g5" calcext:value-type="string">
            <text:p>dist13g5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5]" office:value-type="string" office:string-value="U13G6" calcext:value-type="string">
            <text:p>U13G6</text:p>
          </table:table-cell>
          <table:table-cell table:style-name="ce70" table:formula="of:=[$lesequipes.$F$15]" office:value-type="string" office:string-value="dist13g6" calcext:value-type="string">
            <text:p>dist13g6</text:p>
          </table:table-cell>
        </table:table-row>
        <table:table-row table:style-name="ro4">
          <table:table-cell table:number-columns-repeated="2"/>
          <table:table-cell table:style-name="ce56" table:formula="of:=[.C5]+1" office:value-type="float" office:value="3" calcext:value-type="float">
            <text:p>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4]+1/24/6" office:value-type="time" office:time-value="PT14H20M00S" calcext:value-type="time">
            <text:p>14:2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A</text:p>
          </table:table-cell>
          <table:table-cell table:style-name="ce69" table:formula="of:=[$lesequipes.$D$12]" office:value-type="string" office:string-value="U13G3" calcext:value-type="string">
            <text:p>U13G3</text:p>
          </table:table-cell>
          <table:table-cell table:style-name="ce68" table:formula="of:=[$lesequipes.$F$12]" office:value-type="string" office:string-value="dist13g3" calcext:value-type="string">
            <text:p>dist13g3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3]" office:value-type="string" office:string-value="U13G4" calcext:value-type="string">
            <text:p>U13G4</text:p>
          </table:table-cell>
          <table:table-cell table:style-name="ce70" table:formula="of:=[$lesequipes.$F$13]" office:value-type="string" office:string-value="dist13g4" calcext:value-type="string">
            <text:p>dist13g4</text:p>
          </table:table-cell>
        </table:table-row>
        <table:table-row table:style-name="ro4">
          <table:table-cell table:number-columns-repeated="2"/>
          <table:table-cell table:style-name="ce56" table:formula="of:=[.C6]+1" office:value-type="float" office:value="4" calcext:value-type="float">
            <text:p>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5]+1/24/6" office:value-type="time" office:time-value="PT14H20M00S" calcext:value-type="time">
            <text:p>14:2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70" table:formula="of:=[$lesequipes.$D$16]" office:value-type="string" office:string-value="U13G7" calcext:value-type="string">
            <text:p>U13G7</text:p>
          </table:table-cell>
          <table:table-cell table:style-name="ce70" table:formula="of:=[$lesequipes.$F$16]" office:value-type="string" office:string-value="dist13g7" calcext:value-type="string">
            <text:p>dist13g7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7]" office:value-type="string" office:string-value="U13G8" calcext:value-type="string">
            <text:p>U13G8</text:p>
          </table:table-cell>
          <table:table-cell table:style-name="ce70" table:formula="of:=[$lesequipes.$F$17]" office:value-type="string" office:string-value="dist13g8" calcext:value-type="string">
            <text:p>dist13g8</text:p>
          </table:table-cell>
        </table:table-row>
        <table:table-row table:style-name="ro4">
          <table:table-cell table:number-columns-repeated="2"/>
          <table:table-cell table:style-name="ce56" table:formula="of:=[.C7]+1" office:value-type="float" office:value="5" calcext:value-type="float">
            <text:p>5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6]+1/24/6" office:value-type="time" office:time-value="PT14H30M00S" calcext:value-type="time">
            <text:p>14:3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8" table:formula="of:=[$lesequipes.$D$18]" office:value-type="string" office:string-value="U15G1" calcext:value-type="string">
            <text:p>U15G1</text:p>
          </table:table-cell>
          <table:table-cell table:style-name="ce68" table:formula="of:=[$lesequipes.$F$18]" office:value-type="string" office:string-value="rict15g1" calcext:value-type="string">
            <text:p>rict15g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9]" office:value-type="string" office:string-value="U15G2" calcext:value-type="string">
            <text:p>U15G2</text:p>
          </table:table-cell>
          <table:table-cell table:style-name="ce70" table:formula="of:=[$lesequipes.$F$19]" office:value-type="string" office:string-value="rict15g2" calcext:value-type="string">
            <text:p>rict15g2</text:p>
          </table:table-cell>
        </table:table-row>
        <table:table-row table:style-name="ro4">
          <table:table-cell table:number-columns-repeated="2"/>
          <table:table-cell table:style-name="ce56" table:formula="of:=[.C8]+1" office:value-type="float" office:value="6" calcext:value-type="float">
            <text:p>6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7]+1/24/6" office:value-type="time" office:time-value="PT14H30M00S" calcext:value-type="time">
            <text:p>14:3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22]" office:value-type="string" office:string-value="U15G5" calcext:value-type="string">
            <text:p>U15G5</text:p>
          </table:table-cell>
          <table:table-cell table:style-name="ce68" table:formula="of:=[$lesequipes.$F$22]" office:value-type="string" office:string-value="rict15g5" calcext:value-type="string">
            <text:p>rict15g5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23]" office:value-type="string" office:string-value="U15G6" calcext:value-type="string">
            <text:p>U15G6</text:p>
          </table:table-cell>
          <table:table-cell table:style-name="ce70" table:formula="of:=[$lesequipes.$F$23]" office:value-type="string" office:string-value="rict15g6" calcext:value-type="string">
            <text:p>rict15g6</text:p>
          </table:table-cell>
        </table:table-row>
        <table:table-row table:style-name="ro4">
          <table:table-cell table:number-columns-repeated="2"/>
          <table:table-cell table:style-name="ce56" table:formula="of:=[.C9]+1" office:value-type="float" office:value="7" calcext:value-type="float">
            <text:p>7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8]+1/24/6" office:value-type="time" office:time-value="PT14H40M00S" calcext:value-type="time">
            <text:p>14:4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A</text:p>
          </table:table-cell>
          <table:table-cell table:style-name="ce69" table:formula="of:=[$lesequipes.$D$20]" office:value-type="string" office:string-value="U15G3" calcext:value-type="string">
            <text:p>U15G3</text:p>
          </table:table-cell>
          <table:table-cell table:style-name="ce68" table:formula="of:=[$lesequipes.$F$20]" office:value-type="string" office:string-value="rict15g3" calcext:value-type="string">
            <text:p>rict15g3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1]" office:value-type="string" office:string-value="U15G4" calcext:value-type="string">
            <text:p>U15G4</text:p>
          </table:table-cell>
          <table:table-cell table:style-name="ce70" table:formula="of:=[$lesequipes.$F$21]" office:value-type="string" office:string-value="rict15g4" calcext:value-type="string">
            <text:p>rict15g4</text:p>
          </table:table-cell>
        </table:table-row>
        <table:table-row table:style-name="ro4">
          <table:table-cell table:number-columns-repeated="2"/>
          <table:table-cell table:style-name="ce56" table:formula="of:=[.C10]+1" office:value-type="float" office:value="8" calcext:value-type="float">
            <text:p>8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9]+1/24/6" office:value-type="time" office:time-value="PT14H40M00S" calcext:value-type="time">
            <text:p>14:4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70" table:formula="of:=[$lesequipes.$D$24]" office:value-type="string" office:string-value="U15G7" calcext:value-type="string">
            <text:p>U15G7</text:p>
          </table:table-cell>
          <table:table-cell table:style-name="ce70" table:formula="of:=[$lesequipes.$F$24]" office:value-type="string" office:string-value="rict15g7" calcext:value-type="string">
            <text:p>rict15g7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5]" office:value-type="string" office:string-value="U15G8" calcext:value-type="string">
            <text:p>U15G8</text:p>
          </table:table-cell>
          <table:table-cell table:style-name="ce70" table:formula="of:=[$lesequipes.$F$25]" office:value-type="string" office:string-value="rict15g8" calcext:value-type="string">
            <text:p>rict15g8</text:p>
          </table:table-cell>
        </table:table-row>
        <table:table-row table:style-name="ro4">
          <table:table-cell table:number-columns-repeated="2"/>
          <table:table-cell table:style-name="ce56" table:formula="of:=[.C11]+1" office:value-type="float" office:value="9" calcext:value-type="float">
            <text:p>9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table:formula="of:=[.E10]+1/24/6" office:value-type="time" office:time-value="PT14H50M00S" calcext:value-type="time">
            <text:p>14:5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6" table:formula="of:=[$lesequipes.$D$11]" office:value-type="string" office:string-value="U13G2" calcext:value-type="string">
            <text:p>U13G2</text:p>
          </table:table-cell>
          <table:table-cell table:style-name="ce70" table:formula="of:=[$lesequipes.$F$11]" office:value-type="string" office:string-value="dist13g2" calcext:value-type="string">
            <text:p>dist13g2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3]" office:value-type="string" office:string-value="U13G4" calcext:value-type="string">
            <text:p>U13G4</text:p>
          </table:table-cell>
          <table:table-cell table:style-name="ce70" table:formula="of:=[$lesequipes.$F$13]" office:value-type="string" office:string-value="dist13g4" calcext:value-type="string">
            <text:p>dist13g4</text:p>
          </table:table-cell>
        </table:table-row>
        <table:table-row table:style-name="ro4">
          <table:table-cell table:number-columns-repeated="2"/>
          <table:table-cell table:style-name="ce56" table:formula="of:=[.C12]+1" office:value-type="float" office:value="10" calcext:value-type="float">
            <text:p>10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table:formula="of:=[.E11]+1/24/6" office:value-type="time" office:time-value="PT14H50M00S" calcext:value-type="time">
            <text:p>14:5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6" table:formula="of:=[$lesequipes.$D$15]" office:value-type="string" office:string-value="U13G6" calcext:value-type="string">
            <text:p>U13G6</text:p>
          </table:table-cell>
          <table:table-cell table:style-name="ce70" table:formula="of:=[$lesequipes.$F$15]" office:value-type="string" office:string-value="dist13g6" calcext:value-type="string">
            <text:p>dist13g6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7]" office:value-type="string" office:string-value="U13G8" calcext:value-type="string">
            <text:p>U13G8</text:p>
          </table:table-cell>
          <table:table-cell table:style-name="ce70" table:formula="of:=[$lesequipes.$F$17]" office:value-type="string" office:string-value="dist13g8" calcext:value-type="string">
            <text:p>dist13g8</text:p>
          </table:table-cell>
        </table:table-row>
        <table:table-row table:style-name="ro4">
          <table:table-cell table:number-columns-repeated="2"/>
          <table:table-cell table:style-name="ce56" table:formula="of:=[.C13]+1" office:value-type="float" office:value="11" calcext:value-type="float">
            <text:p>11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2]+1/24/6" office:value-type="time" office:time-value="PT15H00M00S" calcext:value-type="time">
            <text:p>15:0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0]" office:value-type="string" office:string-value="U13G1" calcext:value-type="string">
            <text:p>U13G1</text:p>
          </table:table-cell>
          <table:table-cell table:style-name="ce68" table:formula="of:=[$lesequipes.$F$10]" office:value-type="string" office:string-value="dist13g1" calcext:value-type="string">
            <text:p>dist13g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12]" office:value-type="string" office:string-value="U13G3" calcext:value-type="string">
            <text:p>U13G3</text:p>
          </table:table-cell>
          <table:table-cell table:style-name="ce68" table:formula="of:=[$lesequipes.$F$12]" office:value-type="string" office:string-value="dist13g3" calcext:value-type="string">
            <text:p>dist13g3</text:p>
          </table:table-cell>
        </table:table-row>
        <table:table-row table:style-name="ro4">
          <table:table-cell table:number-columns-repeated="2"/>
          <table:table-cell table:style-name="ce56" table:formula="of:=[.C14]+1" office:value-type="float" office:value="12" calcext:value-type="float">
            <text:p>12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3]+1/24/6" office:value-type="time" office:time-value="PT15H00M00S" calcext:value-type="time">
            <text:p>15:0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14]" office:value-type="string" office:string-value="U13G5" calcext:value-type="string">
            <text:p>U13G5</text:p>
          </table:table-cell>
          <table:table-cell table:style-name="ce68" table:formula="of:=[$lesequipes.$F$14]" office:value-type="string" office:string-value="dist13g5" calcext:value-type="string">
            <text:p>dist13g5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6]" office:value-type="string" office:string-value="U13G7" calcext:value-type="string">
            <text:p>U13G7</text:p>
          </table:table-cell>
          <table:table-cell table:style-name="ce70" table:formula="of:=[$lesequipes.$F$16]" office:value-type="string" office:string-value="dist13g7" calcext:value-type="string">
            <text:p>dist13g7</text:p>
          </table:table-cell>
        </table:table-row>
        <table:table-row table:style-name="ro4">
          <table:table-cell table:number-columns-repeated="2"/>
          <table:table-cell table:style-name="ce56" table:formula="of:=[.C15]+1" office:value-type="float" office:value="13" calcext:value-type="float">
            <text:p>1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4]+1/24/6" office:value-type="time" office:time-value="PT15H10M00S" calcext:value-type="time">
            <text:p>15:1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6" table:formula="of:=[$lesequipes.$D$19]" office:value-type="string" office:string-value="U15G2" calcext:value-type="string">
            <text:p>U15G2</text:p>
          </table:table-cell>
          <table:table-cell table:style-name="ce70" table:formula="of:=[$lesequipes.$F$19]" office:value-type="string" office:string-value="rict15g2" calcext:value-type="string">
            <text:p>rict15g2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1]" office:value-type="string" office:string-value="U15G4" calcext:value-type="string">
            <text:p>U15G4</text:p>
          </table:table-cell>
          <table:table-cell table:style-name="ce70" table:formula="of:=[$lesequipes.$F$21]" office:value-type="string" office:string-value="rict15g4" calcext:value-type="string">
            <text:p>rict15g4</text:p>
          </table:table-cell>
        </table:table-row>
        <table:table-row table:style-name="ro4">
          <table:table-cell table:number-columns-repeated="2"/>
          <table:table-cell table:style-name="ce56" table:formula="of:=[.C16]+1" office:value-type="float" office:value="14" calcext:value-type="float">
            <text:p>1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5]+1/24/6" office:value-type="time" office:time-value="PT15H10M00S" calcext:value-type="time">
            <text:p>15:1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6" table:formula="of:=[$lesequipes.$D$23]" office:value-type="string" office:string-value="U15G6" calcext:value-type="string">
            <text:p>U15G6</text:p>
          </table:table-cell>
          <table:table-cell table:style-name="ce70" table:formula="of:=[$lesequipes.$F$23]" office:value-type="string" office:string-value="rict15g6" calcext:value-type="string">
            <text:p>rict15g6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5]" office:value-type="string" office:string-value="U15G8" calcext:value-type="string">
            <text:p>U15G8</text:p>
          </table:table-cell>
          <table:table-cell table:style-name="ce70" table:formula="of:=[$lesequipes.$F$25]" office:value-type="string" office:string-value="rict15g8" calcext:value-type="string">
            <text:p>rict15g8</text:p>
          </table:table-cell>
        </table:table-row>
        <table:table-row table:style-name="ro4">
          <table:table-cell table:number-columns-repeated="2"/>
          <table:table-cell table:style-name="ce56" table:formula="of:=[.C17]+1" office:value-type="float" office:value="15" calcext:value-type="float">
            <text:p>15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6]+1/24/6" office:value-type="time" office:time-value="PT15H20M00S" calcext:value-type="time">
            <text:p>15:2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8]" office:value-type="string" office:string-value="U15G1" calcext:value-type="string">
            <text:p>U15G1</text:p>
          </table:table-cell>
          <table:table-cell table:style-name="ce68" table:formula="of:=[$lesequipes.$F$18]" office:value-type="string" office:string-value="rict15g1" calcext:value-type="string">
            <text:p>rict15g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20]" office:value-type="string" office:string-value="U15G3" calcext:value-type="string">
            <text:p>U15G3</text:p>
          </table:table-cell>
          <table:table-cell table:style-name="ce68" table:formula="of:=[$lesequipes.$F$20]" office:value-type="string" office:string-value="rict15g3" calcext:value-type="string">
            <text:p>rict15g3</text:p>
          </table:table-cell>
        </table:table-row>
        <table:table-row table:style-name="ro4">
          <table:table-cell table:number-columns-repeated="2"/>
          <table:table-cell table:style-name="ce56" table:formula="of:=[.C18]+1" office:value-type="float" office:value="16" calcext:value-type="float">
            <text:p>16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7]+1/24/6" office:value-type="time" office:time-value="PT15H20M00S" calcext:value-type="time">
            <text:p>15:2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22]" office:value-type="string" office:string-value="U15G5" calcext:value-type="string">
            <text:p>U15G5</text:p>
          </table:table-cell>
          <table:table-cell table:style-name="ce68" table:formula="of:=[$lesequipes.$F$22]" office:value-type="string" office:string-value="rict15g5" calcext:value-type="string">
            <text:p>rict15g5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4]" office:value-type="string" office:string-value="U15G7" calcext:value-type="string">
            <text:p>U15G7</text:p>
          </table:table-cell>
          <table:table-cell table:style-name="ce70" table:formula="of:=[$lesequipes.$F$16]" office:value-type="string" office:string-value="dist13g7" calcext:value-type="string">
            <text:p>dist13g7</text:p>
          </table:table-cell>
        </table:table-row>
        <table:table-row table:style-name="ro4">
          <table:table-cell table:number-columns-repeated="2"/>
          <table:table-cell table:style-name="ce56" table:formula="of:=[.C19]+1" office:value-type="float" office:value="17" calcext:value-type="float">
            <text:p>17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table:formula="of:=[.E18]+1/24/6" office:value-type="time" office:time-value="PT15H30M00S" calcext:value-type="time">
            <text:p>15:3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16]" office:value-type="string" office:string-value="U13G7" calcext:value-type="string">
            <text:p>U13G7</text:p>
          </table:table-cell>
          <table:table-cell table:style-name="ce70" table:formula="of:=[$lesequipes.$F$16]" office:value-type="string" office:string-value="dist13g7" calcext:value-type="string">
            <text:p>dist13g7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5]" office:value-type="string" office:string-value="U13G6" calcext:value-type="string">
            <text:p>U13G6</text:p>
          </table:table-cell>
          <table:table-cell table:style-name="ce70" table:formula="of:=[$lesequipes.$F$15]" office:value-type="string" office:string-value="dist13g6" calcext:value-type="string">
            <text:p>dist13g6</text:p>
          </table:table-cell>
        </table:table-row>
        <table:table-row table:style-name="ro4">
          <table:table-cell table:number-columns-repeated="2"/>
          <table:table-cell table:style-name="ce56" table:formula="of:=[.C20]+1" office:value-type="float" office:value="18" calcext:value-type="float">
            <text:p>18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table:formula="of:=[.E19]+1/24/6" office:value-type="time" office:time-value="PT15H30M00S" calcext:value-type="time">
            <text:p>15:3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A</text:p>
          </table:table-cell>
          <table:table-cell table:style-name="ce66" table:formula="of:=[$lesequipes.$D$11]" office:value-type="string" office:string-value="U13G2" calcext:value-type="string">
            <text:p>U13G2</text:p>
          </table:table-cell>
          <table:table-cell table:style-name="ce70" table:formula="of:=[$lesequipes.$F$11]" office:value-type="string" office:string-value="dist13g2" calcext:value-type="string">
            <text:p>dist13g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12]" office:value-type="string" office:string-value="U13G3" calcext:value-type="string">
            <text:p>U13G3</text:p>
          </table:table-cell>
          <table:table-cell table:style-name="ce68" table:formula="of:=[$lesequipes.$F$12]" office:value-type="string" office:string-value="dist13g3" calcext:value-type="string">
            <text:p>dist13g3</text:p>
          </table:table-cell>
        </table:table-row>
        <table:table-row table:style-name="ro4">
          <table:table-cell table:number-columns-repeated="2"/>
          <table:table-cell table:style-name="ce56" table:formula="of:=[.C21]+1" office:value-type="float" office:value="19" calcext:value-type="float">
            <text:p>19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0]+1/24/6" office:value-type="time" office:time-value="PT15H40M00S" calcext:value-type="time">
            <text:p>15:4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17]" office:value-type="string" office:string-value="U13G8" calcext:value-type="string">
            <text:p>U13G8</text:p>
          </table:table-cell>
          <table:table-cell table:style-name="ce70" table:formula="of:=[$lesequipes.$F$17]" office:value-type="string" office:string-value="dist13g8" calcext:value-type="string">
            <text:p>dist13g8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4]" office:value-type="string" office:string-value="U13G5" calcext:value-type="string">
            <text:p>U13G5</text:p>
          </table:table-cell>
          <table:table-cell table:style-name="ce68" table:formula="of:=[$lesequipes.$F$14]" office:value-type="string" office:string-value="dist13g5" calcext:value-type="string">
            <text:p>dist13g5</text:p>
          </table:table-cell>
        </table:table-row>
        <table:table-row table:style-name="ro4">
          <table:table-cell table:number-columns-repeated="2"/>
          <table:table-cell table:style-name="ce56" table:formula="of:=[.C22]+1" office:value-type="float" office:value="20" calcext:value-type="float">
            <text:p>20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1]+1/24/6" office:value-type="time" office:time-value="PT15H40M00S" calcext:value-type="time">
            <text:p>15:4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3]" office:value-type="string" office:string-value="U13G4" calcext:value-type="string">
            <text:p>U13G4</text:p>
          </table:table-cell>
          <table:table-cell table:style-name="ce70" table:formula="of:=[$lesequipes.$F$13]" office:value-type="string" office:string-value="dist13g4" calcext:value-type="string">
            <text:p>dist13g4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0]" office:value-type="string" office:string-value="U13G1" calcext:value-type="string">
            <text:p>U13G1</text:p>
          </table:table-cell>
          <table:table-cell table:style-name="ce68" table:formula="of:=[$lesequipes.$F$10]" office:value-type="string" office:string-value="dist13g1" calcext:value-type="string">
            <text:p>dist13g1</text:p>
          </table:table-cell>
        </table:table-row>
        <table:table-row table:style-name="ro4">
          <table:table-cell table:number-columns-repeated="2"/>
          <table:table-cell table:style-name="ce56" table:formula="of:=[.C23]+1" office:value-type="float" office:value="21" calcext:value-type="float">
            <text:p>21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2]+1/24/6" office:value-type="time" office:time-value="PT15H50M00S" calcext:value-type="time">
            <text:p>15:5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24]" office:value-type="string" office:string-value="U15G7" calcext:value-type="string">
            <text:p>U15G7</text:p>
          </table:table-cell>
          <table:table-cell table:style-name="ce70" table:formula="of:=[$lesequipes.$F$16]" office:value-type="string" office:string-value="dist13g7" calcext:value-type="string">
            <text:p>dist13g7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23]" office:value-type="string" office:string-value="U15G6" calcext:value-type="string">
            <text:p>U15G6</text:p>
          </table:table-cell>
          <table:table-cell table:style-name="ce70" table:formula="of:=[$lesequipes.$F$15]" office:value-type="string" office:string-value="dist13g6" calcext:value-type="string">
            <text:p>dist13g6</text:p>
          </table:table-cell>
        </table:table-row>
        <table:table-row table:style-name="ro4">
          <table:table-cell table:number-columns-repeated="2"/>
          <table:table-cell table:style-name="ce56" table:formula="of:=[.C24]+1" office:value-type="float" office:value="22" calcext:value-type="float">
            <text:p>22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3]+1/24/6" office:value-type="time" office:time-value="PT15H50M00S" calcext:value-type="time">
            <text:p>15:5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A</text:p>
          </table:table-cell>
          <table:table-cell table:style-name="ce66" table:formula="of:=[$lesequipes.$D$19]" office:value-type="string" office:string-value="U15G2" calcext:value-type="string">
            <text:p>U15G2</text:p>
          </table:table-cell>
          <table:table-cell table:style-name="ce70" table:formula="of:=[$lesequipes.$F$11]" office:value-type="string" office:string-value="dist13g2" calcext:value-type="string">
            <text:p>dist13g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20]" office:value-type="string" office:string-value="U15G3" calcext:value-type="string">
            <text:p>U15G3</text:p>
          </table:table-cell>
          <table:table-cell table:style-name="ce68" table:formula="of:=[$lesequipes.$F$12]" office:value-type="string" office:string-value="dist13g3" calcext:value-type="string">
            <text:p>dist13g3</text:p>
          </table:table-cell>
        </table:table-row>
        <table:table-row table:style-name="ro4">
          <table:table-cell table:number-columns-repeated="2"/>
          <table:table-cell table:style-name="ce56" table:formula="of:=[.C25]+1" office:value-type="float" office:value="23" calcext:value-type="float">
            <text:p>2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4]+1/24/6" office:value-type="time" office:time-value="PT16H00M00S" calcext:value-type="time">
            <text:p>16:0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25]" office:value-type="string" office:string-value="U15G8" calcext:value-type="string">
            <text:p>U15G8</text:p>
          </table:table-cell>
          <table:table-cell table:style-name="ce70" table:formula="of:=[$lesequipes.$F$17]" office:value-type="string" office:string-value="dist13g8" calcext:value-type="string">
            <text:p>dist13g8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2]" office:value-type="string" office:string-value="U15G5" calcext:value-type="string">
            <text:p>U15G5</text:p>
          </table:table-cell>
          <table:table-cell table:style-name="ce68" table:formula="of:=[$lesequipes.$F$14]" office:value-type="string" office:string-value="dist13g5" calcext:value-type="string">
            <text:p>dist13g5</text:p>
          </table:table-cell>
        </table:table-row>
        <table:table-row table:style-name="ro4">
          <table:table-cell table:number-columns-repeated="2"/>
          <table:table-cell table:style-name="ce56" table:formula="of:=[.C26]+1" office:value-type="float" office:value="24" calcext:value-type="float">
            <text:p>2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5]+1/24/6" office:value-type="time" office:time-value="PT16H00M00S" calcext:value-type="time">
            <text:p>16:0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21]" office:value-type="string" office:string-value="U15G4" calcext:value-type="string">
            <text:p>U15G4</text:p>
          </table:table-cell>
          <table:table-cell table:style-name="ce70" table:formula="of:=[$lesequipes.$F$13]" office:value-type="string" office:string-value="dist13g4" calcext:value-type="string">
            <text:p>dist13g4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8]" office:value-type="string" office:string-value="U15G1" calcext:value-type="string">
            <text:p>U15G1</text:p>
          </table:table-cell>
          <table:table-cell table:style-name="ce68" table:formula="of:=[$lesequipes.$F$10]" office:value-type="string" office:string-value="dist13g1" calcext:value-type="string">
            <text:p>dist13g1</text:p>
          </table:table-cell>
        </table:table-row>
        <table:table-row table:style-name="ro3">
          <table:table-cell table:number-columns-repeated="2"/>
          <table:table-cell table:style-name="ce58" table:number-columns-repeated="3"/>
          <table:table-cell table:style-name="ce64"/>
          <table:table-cell table:style-name="ce58" table:number-columns-repeated="10"/>
        </table:table-row>
        <table:table-row table:style-name="ro3" table:number-rows-repeated="1048547">
          <table:table-cell table:number-columns-repeated="16"/>
        </table:table-row>
        <table:table-row table:style-name="ro3">
          <table:table-cell table:number-columns-repeated="16"/>
        </table:table-row>
        <calcext:conditional-formats>
          <calcext:conditional-format calcext:target-range-address="matchspoules.C4:matchspoules.P27">
            <calcext:condition calcext:apply-style-name="cat1_PA_stype" calcext:value="formula-is(COM.MICROSOFT.CONCAT([.$F4];&quot;_&quot;;[.$H4])=&quot;cat1_PA&quot;)" calcext:base-cell-address="matchspoules.C4"/>
            <calcext:condition calcext:apply-style-name="cat1_PB_stype" calcext:value="formula-is(COM.MICROSOFT.CONCAT([.$F4];&quot;_&quot;;[.$H4])=&quot;cat1_PB&quot;)" calcext:base-cell-address="matchspoules.C4"/>
            <calcext:condition calcext:apply-style-name="cat2_PA_stype" calcext:value="formula-is(COM.MICROSOFT.CONCAT([.$F4];&quot;_&quot;;[.$H4])=&quot;cat2_PA&quot;)" calcext:base-cell-address="matchspoules.C4"/>
            <calcext:condition calcext:apply-style-name="cat2_PB_stype" calcext:value="formula-is(COM.MICROSOFT.CONCAT([.$F4];&quot;_&quot;;[.$H4])=&quot;cat2_PB&quot;)" calcext:base-cell-address="matchspoules.C4"/>
          </calcext:conditional-format>
        </calcext:conditional-formats>
      </table:table>
      <table:table table:name="classementspou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Poules" form:control-implementation="ooo:com.sun.star.form.component.CommandButton" xml:id="control3" form:id="control3" form:label="ExportPoules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poules?language=Basic&amp;location=application" xlink:type="simple"/>
              </office:event-listeners>
            </form:button>
          </form:form>
        </office:forms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3"/>
        <table:table-column table:style-name="co16" table:default-cell-style-name="ce13"/>
        <table:table-column table:style-name="co24" table:default-cell-style-name="ce13"/>
        <table:table-column table:style-name="co25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6">
          <table:table-cell office:value-type="string" calcext:value-type="string">
            <text:p>"lesclassements"</text:p>
          </table:table-cell>
          <table:table-cell table:style-name="ce12" table:number-columns-repeated="2"/>
          <table:table-cell table:number-columns-repeated="18"/>
          <table:table-cell>
            <draw:control draw:z-index="0" draw:name="Contrôle 2" draw:style-name="gr1" draw:text-style-name="P1" svg:width="5.212cm" svg:height="0.868cm" svg:x="0.78cm" svg:y="0.303cm" draw:control="control3"/>
          </table:table-cell>
          <table:table-cell table:number-columns-repeated="2"/>
        </table:table-row>
        <table:table-row table:style-name="ro5">
          <table:table-cell office:value-type="string" calcext:value-type="string">
            <text:p>C2:T7</text:p>
          </table:table-cell>
          <table:table-cell table:style-name="ce12"/>
          <table:table-cell table:style-name="ce102" table:formula="of:=[$lesequipes.$A$10]" office:value-type="string" office:string-value="cat1" calcext:value-type="string">
            <text:p>cat1</text:p>
          </table:table-cell>
          <table:table-cell/>
          <table:table-cell table:style-name="ce83" table:formula="of:=[$lesequipes.$B$10]" office:value-type="string" office:string-value="U13G" calcext:value-type="string">
            <text:p>U13G</text:p>
          </table:table-cell>
          <table:table-cell table:style-name="ce83" table:formula="of:=[$lesequipes.$C$10]" office:value-type="string" office:string-value="PA" calcext:value-type="string">
            <text:p>PA</text:p>
          </table:table-cell>
          <table:table-cell table:number-columns-repeated="2"/>
          <table:table-cell table:style-name="ce148" office:value-type="string" calcext:value-type="string" table:number-columns-spanned="3" table:number-rows-spanned="1">
            <text:p>buts</text:p>
          </table:table-cell>
          <table:covered-table-cell table:style-name="ce148"/>
          <table:covered-table-cell/>
          <table:table-cell table:style-name="ce150" office:value-type="string" calcext:value-type="string" table:number-columns-spanned="3" table:number-rows-spanned="1">
            <text:p>match1</text:p>
          </table:table-cell>
          <table:covered-table-cell table:style-name="ce150"/>
          <table:covered-table-cell table:style-name="ce88"/>
          <table:table-cell table:style-name="ce150" office:value-type="string" calcext:value-type="string" table:number-columns-spanned="3" table:number-rows-spanned="1">
            <text:p>match2</text:p>
          </table:table-cell>
          <table:covered-table-cell table:style-name="ce150"/>
          <table:covered-table-cell table:style-name="ce88"/>
          <table:table-cell table:style-name="ce150" office:value-type="string" calcext:value-type="string" table:number-columns-spanned="3" table:number-rows-spanned="1">
            <text:p>match3</text:p>
          </table:table-cell>
          <table:covered-table-cell table:style-name="ce150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02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2" table:formula="of:=[$lesequipes.$D10]" office:value-type="string" office:string-value="U13G1" calcext:value-type="string">
            <text:p>U13G1</text:p>
          </table:table-cell>
          <table:table-cell table:style-name="ce102" table:formula="of:=[$lesequipes.$F10]" office:value-type="string" office:string-value="dist13g1" calcext:value-type="string">
            <text:p>dist13g1</text:p>
          </table:table-cell>
          <table:table-cell table:style-name="cat1_5f_PA_5f_stype"/>
          <table:table-cell table:style-name="cat1_5f_PA_5f_stype" table:formula="of:=[.L4]+[.O4]+[.R4]" office:value-type="float" office:value="0" calcext:value-type="float">
            <text:p>0</text:p>
          </table:table-cell>
          <table:table-cell table:style-name="cat1_5f_PA_5f_stype" table:formula="of:=[.J4]-[.K4]" office:value-type="float" office:value="0" calcext:value-type="float">
            <text:p>0</text:p>
          </table:table-cell>
          <table:table-cell table:style-name="cat1_5f_PA_5f_stype" table:formula="of:=[.M4]+[.P4]+[.S4]" office:value-type="float" office:value="0" calcext:value-type="float">
            <text:p>0</text:p>
          </table:table-cell>
          <table:table-cell table:style-name="cat1_5f_PA_5f_stype" table:formula="of:=[.N4]+[.Q4]+[.T4]" office:value-type="float" office:value="0" calcext:value-type="float">
            <text:p>0</text:p>
          </table:table-cell>
          <table:table-cell table:style-name="cat1_5f_PA_5f_stype" table:formula="of:=[$matchspoules.K4]" office:value-type="float" office:value="0" calcext:value-type="float">
            <text:p>0</text:p>
          </table:table-cell>
          <table:table-cell table:style-name="cat1_5f_PA_5f_stype" table:formula="of:=[$matchspoules.L4]" office:value-type="float" office:value="0" calcext:value-type="float">
            <text:p>0</text:p>
          </table:table-cell>
          <table:table-cell table:style-name="cat1_5f_PA_5f_stype" table:formula="of:=[$matchspoules.M4]" office:value-type="float" office:value="0" calcext:value-type="float">
            <text:p>0</text:p>
          </table:table-cell>
          <table:table-cell table:style-name="cat1_5f_PA_5f_stype" table:formula="of:=[$matchspoules.K14]" office:value-type="float" office:value="0" calcext:value-type="float">
            <text:p>0</text:p>
          </table:table-cell>
          <table:table-cell table:style-name="cat1_5f_PA_5f_stype" table:formula="of:=[$matchspoules.L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N23]" office:value-type="float" office:value="0" calcext:value-type="float">
            <text:p>0</text:p>
          </table:table-cell>
          <table:table-cell table:style-name="cat1_5f_PA_5f_stype" table:formula="of:=[$matchspoules.M23]" office:value-type="float" office:value="0" calcext:value-type="float">
            <text:p>0</text:p>
          </table:table-cell>
          <table:table-cell table:style-name="cat1_5f_PA_5f_stype" table:formula="of:=[$matchspoules.L23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9">er</text:span></text:p>
          </table:table-cell>
          <table:table-cell table:style-name="ce154" table:content-validation-name="val5"/>
          <table:table-cell table:style-name="ce117" table:content-validation-name="val1" table:formula="of:=VLOOKUP([.W4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2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2" table:formula="of:=[$lesequipes.$D11]" office:value-type="string" office:string-value="U13G2" calcext:value-type="string">
            <text:p>U13G2</text:p>
          </table:table-cell>
          <table:table-cell table:style-name="ce102" table:formula="of:=[$lesequipes.$F11]" office:value-type="string" office:string-value="dist13g2" calcext:value-type="string">
            <text:p>dist13g2</text:p>
          </table:table-cell>
          <table:table-cell table:style-name="cat1_5f_PA_5f_stype"/>
          <table:table-cell table:style-name="cat1_5f_PA_5f_stype" table:formula="of:=[.L5]+[.O5]+[.R5]" office:value-type="float" office:value="0" calcext:value-type="float">
            <text:p>0</text:p>
          </table:table-cell>
          <table:table-cell table:style-name="cat1_5f_PA_5f_stype" table:formula="of:=[.J5]-[.K5]" office:value-type="float" office:value="0" calcext:value-type="float">
            <text:p>0</text:p>
          </table:table-cell>
          <table:table-cell table:style-name="cat1_5f_PA_5f_stype" table:formula="of:=[.M5]+[.P5]+[.S5]" office:value-type="float" office:value="0" calcext:value-type="float">
            <text:p>0</text:p>
          </table:table-cell>
          <table:table-cell table:style-name="cat1_5f_PA_5f_stype" table:formula="of:=[.N5]+[.Q5]+[.T5]" office:value-type="float" office:value="0" calcext:value-type="float">
            <text:p>0</text:p>
          </table:table-cell>
          <table:table-cell table:style-name="cat1_5f_PA_5f_stype" table:formula="of:=[$matchspoules.N4]" office:value-type="float" office:value="0" calcext:value-type="float">
            <text:p>0</text:p>
          </table:table-cell>
          <table:table-cell table:style-name="cat1_5f_PA_5f_stype" table:formula="of:=[$matchspoules.M4]" office:value-type="float" office:value="0" calcext:value-type="float">
            <text:p>0</text:p>
          </table:table-cell>
          <table:table-cell table:style-name="cat1_5f_PA_5f_stype" table:formula="of:=[$matchspoules.L4]" office:value-type="float" office:value="0" calcext:value-type="float">
            <text:p>0</text:p>
          </table:table-cell>
          <table:table-cell table:style-name="cat1_5f_PA_5f_stype" table:formula="of:=[$matchspoules.K12]" office:value-type="float" office:value="0" calcext:value-type="float">
            <text:p>0</text:p>
          </table:table-cell>
          <table:table-cell table:style-name="cat1_5f_PA_5f_stype" table:formula="of:=[$matchspoules.L12]" office:value-type="float" office:value="0" calcext:value-type="float">
            <text:p>0</text:p>
          </table:table-cell>
          <table:table-cell table:style-name="cat1_5f_PA_5f_stype" table:formula="of:=[$matchspoules.M12]" office:value-type="float" office:value="0" calcext:value-type="float">
            <text:p>0</text:p>
          </table:table-cell>
          <table:table-cell table:style-name="cat1_5f_PA_5f_stype" table:formula="of:=[$matchspoules.K21]" office:value-type="float" office:value="0" calcext:value-type="float">
            <text:p>0</text:p>
          </table:table-cell>
          <table:table-cell table:style-name="cat1_5f_PA_5f_stype" table:formula="of:=[$matchspoules.L21]" office:value-type="float" office:value="0" calcext:value-type="float">
            <text:p>0</text:p>
          </table:table-cell>
          <table:table-cell table:style-name="cat1_5f_PA_5f_stype" table:formula="of:=[$matchspoules.M21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4" table:content-validation-name="val5"/>
          <table:table-cell table:style-name="ce118" table:content-validation-name="val1" table:formula="of:=VLOOKUP([.W5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2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2" table:formula="of:=[$lesequipes.$D12]" office:value-type="string" office:string-value="U13G3" calcext:value-type="string">
            <text:p>U13G3</text:p>
          </table:table-cell>
          <table:table-cell table:style-name="ce102" table:formula="of:=[$lesequipes.$F12]" office:value-type="string" office:string-value="dist13g3" calcext:value-type="string">
            <text:p>dist13g3</text:p>
          </table:table-cell>
          <table:table-cell table:style-name="cat1_5f_PA_5f_stype"/>
          <table:table-cell table:style-name="cat1_5f_PA_5f_stype" table:formula="of:=[.L6]+[.O6]+[.R6]" office:value-type="float" office:value="0" calcext:value-type="float">
            <text:p>0</text:p>
          </table:table-cell>
          <table:table-cell table:style-name="cat1_5f_PA_5f_stype" table:formula="of:=[.J6]-[.K6]" office:value-type="float" office:value="0" calcext:value-type="float">
            <text:p>0</text:p>
          </table:table-cell>
          <table:table-cell table:style-name="cat1_5f_PA_5f_stype" table:formula="of:=[.M6]+[.P6]+[.S6]" office:value-type="float" office:value="0" calcext:value-type="float">
            <text:p>0</text:p>
          </table:table-cell>
          <table:table-cell table:style-name="cat1_5f_PA_5f_stype" table:formula="of:=[.N6]+[.Q6]+[.T6]" office:value-type="float" office:value="0" calcext:value-type="float">
            <text:p>0</text:p>
          </table:table-cell>
          <table:table-cell table:style-name="cat1_5f_PA_5f_stype" table:formula="of:=[$matchspoules.K6]" office:value-type="float" office:value="0" calcext:value-type="float">
            <text:p>0</text:p>
          </table:table-cell>
          <table:table-cell table:style-name="cat1_5f_PA_5f_stype" table:formula="of:=[$matchspoules.L6]" office:value-type="float" office:value="0" calcext:value-type="float">
            <text:p>0</text:p>
          </table:table-cell>
          <table:table-cell table:style-name="cat1_5f_PA_5f_stype" table:formula="of:=[$matchspoules.M6]" office:value-type="float" office:value="0" calcext:value-type="float">
            <text:p>0</text:p>
          </table:table-cell>
          <table:table-cell table:style-name="cat1_5f_PA_5f_stype" table:formula="of:=[$matchspoules.N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L14]" office:value-type="float" office:value="0" calcext:value-type="float">
            <text:p>0</text:p>
          </table:table-cell>
          <table:table-cell table:style-name="cat1_5f_PA_5f_stype" table:formula="of:=[$matchspoules.N21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4" table:content-validation-name="val5"/>
          <table:table-cell table:style-name="ce118" table:content-validation-name="val1" table:formula="of:=VLOOKUP([.W6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2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2" table:formula="of:=[$lesequipes.$D13]" office:value-type="string" office:string-value="U13G4" calcext:value-type="string">
            <text:p>U13G4</text:p>
          </table:table-cell>
          <table:table-cell table:style-name="ce102" table:formula="of:=[$lesequipes.$F13]" office:value-type="string" office:string-value="dist13g4" calcext:value-type="string">
            <text:p>dist13g4</text:p>
          </table:table-cell>
          <table:table-cell table:style-name="cat1_5f_PA_5f_stype"/>
          <table:table-cell table:style-name="cat1_5f_PA_5f_stype" table:formula="of:=[.L7]+[.O7]+[.R7]" office:value-type="float" office:value="0" calcext:value-type="float">
            <text:p>0</text:p>
          </table:table-cell>
          <table:table-cell table:style-name="cat1_5f_PA_5f_stype" table:formula="of:=[.J7]-[.K7]" office:value-type="float" office:value="0" calcext:value-type="float">
            <text:p>0</text:p>
          </table:table-cell>
          <table:table-cell table:style-name="cat1_5f_PA_5f_stype" table:formula="of:=[.M7]+[.P7]+[.S7]" office:value-type="float" office:value="0" calcext:value-type="float">
            <text:p>0</text:p>
          </table:table-cell>
          <table:table-cell table:style-name="cat1_5f_PA_5f_stype" table:formula="of:=[.N7]+[.Q7]+[.T7]" office:value-type="float" office:value="0" calcext:value-type="float">
            <text:p>0</text:p>
          </table:table-cell>
          <table:table-cell table:style-name="cat1_5f_PA_5f_stype" table:formula="of:=[$matchspoules.N6]" office:value-type="float" office:value="0" calcext:value-type="float">
            <text:p>0</text:p>
          </table:table-cell>
          <table:table-cell table:style-name="cat1_5f_PA_5f_stype" table:formula="of:=[$matchspoules.M6]" office:value-type="float" office:value="0" calcext:value-type="float">
            <text:p>0</text:p>
          </table:table-cell>
          <table:table-cell table:style-name="cat1_5f_PA_5f_stype" table:formula="of:=[$matchspoules.L6]" office:value-type="float" office:value="0" calcext:value-type="float">
            <text:p>0</text:p>
          </table:table-cell>
          <table:table-cell table:style-name="cat1_5f_PA_5f_stype" table:formula="of:=[$matchspoules.N12]" office:value-type="float" office:value="0" calcext:value-type="float">
            <text:p>0</text:p>
          </table:table-cell>
          <table:table-cell table:style-name="cat1_5f_PA_5f_stype" table:formula="of:=[$matchspoules.M12]" office:value-type="float" office:value="0" calcext:value-type="float">
            <text:p>0</text:p>
          </table:table-cell>
          <table:table-cell table:style-name="cat1_5f_PA_5f_stype" table:formula="of:=[$matchspoules.L12]" office:value-type="float" office:value="0" calcext:value-type="float">
            <text:p>0</text:p>
          </table:table-cell>
          <table:table-cell table:style-name="cat1_5f_PA_5f_stype" table:formula="of:=[$matchspoules.K23]" office:value-type="float" office:value="0" calcext:value-type="float">
            <text:p>0</text:p>
          </table:table-cell>
          <table:table-cell table:style-name="cat1_5f_PA_5f_stype" table:formula="of:=[$matchspoules.L23]" office:value-type="float" office:value="0" calcext:value-type="float">
            <text:p>0</text:p>
          </table:table-cell>
          <table:table-cell table:style-name="cat1_5f_PA_5f_stype" table:formula="of:=[$matchspoules.M23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4" table:content-validation-name="val5"/>
          <table:table-cell table:style-name="ce118" table:content-validation-name="val1" table:formula="of:=VLOOKUP([.W7];categorie1;3;0)" office:value-type="string" office:string-value="" calcext:value-type="error">
            <text:p>#N/D</text:p>
          </table:table-cell>
        </table:table-row>
        <table:table-row table:style-name="ro7">
          <table:table-cell table:number-columns-repeated="24"/>
        </table:table-row>
        <table:table-row table:style-name="ro4">
          <table:table-cell office:value-type="string" calcext:value-type="string">
            <text:p>C9:T15</text:p>
          </table:table-cell>
          <table:table-cell/>
          <table:table-cell table:style-name="ce104" table:formula="of:=[$lesequipes.$A$10]" office:value-type="string" office:string-value="cat1" calcext:value-type="string">
            <text:p>cat1</text:p>
          </table:table-cell>
          <table:table-cell/>
          <table:table-cell table:style-name="ce84" table:formula="of:=[$lesequipes.$B$10]" office:value-type="string" office:string-value="U13G" calcext:value-type="string">
            <text:p>U13G</text:p>
          </table:table-cell>
          <table:table-cell table:style-name="ce84" table:formula="of:=[$lesequipes.$C$14]" office:value-type="string" office:string-value="PB" calcext:value-type="string">
            <text:p>PB</text:p>
          </table:table-cell>
          <table:table-cell table:number-columns-repeated="2"/>
          <table:table-cell table:style-name="ce148" office:value-type="string" calcext:value-type="string" table:number-columns-spanned="3" table:number-rows-spanned="1">
            <text:p>buts</text:p>
          </table:table-cell>
          <table:covered-table-cell table:style-name="ce148"/>
          <table:covered-table-cell/>
          <table:table-cell table:style-name="ce150" office:value-type="string" calcext:value-type="string" table:number-columns-spanned="3" table:number-rows-spanned="1">
            <text:p>match1</text:p>
          </table:table-cell>
          <table:covered-table-cell table:style-name="ce150"/>
          <table:covered-table-cell table:style-name="ce88"/>
          <table:table-cell table:style-name="ce150" office:value-type="string" calcext:value-type="string" table:number-columns-spanned="3" table:number-rows-spanned="1">
            <text:p>match2</text:p>
          </table:table-cell>
          <table:covered-table-cell table:style-name="ce150"/>
          <table:covered-table-cell table:style-name="ce88"/>
          <table:table-cell table:style-name="ce150" office:value-type="string" calcext:value-type="string" table:number-columns-spanned="3" table:number-rows-spanned="1">
            <text:p>match3</text:p>
          </table:table-cell>
          <table:covered-table-cell table:style-name="ce150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04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04" table:formula="of:=[$lesequipes.$D14]" office:value-type="string" office:string-value="U13G5" calcext:value-type="string">
            <text:p>U13G5</text:p>
          </table:table-cell>
          <table:table-cell table:style-name="ce104" table:formula="of:=[$lesequipes.$F14]" office:value-type="string" office:string-value="dist13g5" calcext:value-type="string">
            <text:p>dist13g5</text:p>
          </table:table-cell>
          <table:table-cell table:style-name="cat1_5f_PB_5f_stype"/>
          <table:table-cell table:style-name="cat1_5f_PB_5f_stype" table:formula="of:=[.L11]+[.O11]+[.R11]" office:value-type="float" office:value="0" calcext:value-type="float">
            <text:p>0</text:p>
          </table:table-cell>
          <table:table-cell table:style-name="cat1_5f_PB_5f_stype" table:formula="of:=[.J11]-[.K11]" office:value-type="float" office:value="0" calcext:value-type="float">
            <text:p>0</text:p>
          </table:table-cell>
          <table:table-cell table:style-name="cat1_5f_PB_5f_stype" table:formula="of:=[.M11]+[.P11]+[.S11]" office:value-type="float" office:value="0" calcext:value-type="float">
            <text:p>0</text:p>
          </table:table-cell>
          <table:table-cell table:style-name="cat1_5f_PB_5f_stype" table:formula="of:=[.N11]+[.Q11]+[.T11]" office:value-type="float" office:value="0" calcext:value-type="float">
            <text:p>0</text:p>
          </table:table-cell>
          <table:table-cell table:style-name="cat1_5f_PB_5f_stype" table:formula="of:=[$matchspoules.K5]" office:value-type="float" office:value="0" calcext:value-type="float">
            <text:p>0</text:p>
          </table:table-cell>
          <table:table-cell table:style-name="cat1_5f_PB_5f_stype" table:formula="of:=[$matchspoules.L5]" office:value-type="float" office:value="0" calcext:value-type="float">
            <text:p>0</text:p>
          </table:table-cell>
          <table:table-cell table:style-name="cat1_5f_PB_5f_stype" table:formula="of:=[$matchspoules.M5]" office:value-type="float" office:value="0" calcext:value-type="float">
            <text:p>0</text:p>
          </table:table-cell>
          <table:table-cell table:style-name="cat1_5f_PB_5f_stype" table:formula="of:=[$matchspoules.K15]" office:value-type="float" office:value="0" calcext:value-type="float">
            <text:p>0</text:p>
          </table:table-cell>
          <table:table-cell table:style-name="cat1_5f_PB_5f_stype" table:formula="of:=[$matchspoules.L15]" office:value-type="float" office:value="0" calcext:value-type="float">
            <text:p>0</text:p>
          </table:table-cell>
          <table:table-cell table:style-name="cat1_5f_PB_5f_stype" table:formula="of:=[$matchspoules.M15]" office:value-type="float" office:value="0" calcext:value-type="float">
            <text:p>0</text:p>
          </table:table-cell>
          <table:table-cell table:style-name="cat1_5f_PB_5f_stype" table:formula="of:=[$matchspoules.N22]" office:value-type="float" office:value="0" calcext:value-type="float">
            <text:p>0</text:p>
          </table:table-cell>
          <table:table-cell table:style-name="cat1_5f_PB_5f_stype" table:formula="of:=[$matchspoules.M22]" office:value-type="float" office:value="0" calcext:value-type="float">
            <text:p>0</text:p>
          </table:table-cell>
          <table:table-cell table:style-name="cat1_5f_PB_5f_stype" table:formula="of:=[$matchspoules.L22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9">er</text:span></text:p>
          </table:table-cell>
          <table:table-cell table:style-name="ce155" table:content-validation-name="val6"/>
          <table:table-cell table:style-name="ce120" table:content-validation-name="val1" table:formula="of:=VLOOKUP([.W11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4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04" table:formula="of:=[$lesequipes.$D15]" office:value-type="string" office:string-value="U13G6" calcext:value-type="string">
            <text:p>U13G6</text:p>
          </table:table-cell>
          <table:table-cell table:style-name="ce104" table:formula="of:=[$lesequipes.$F15]" office:value-type="string" office:string-value="dist13g6" calcext:value-type="string">
            <text:p>dist13g6</text:p>
          </table:table-cell>
          <table:table-cell table:style-name="cat1_5f_PB_5f_stype"/>
          <table:table-cell table:style-name="cat1_5f_PB_5f_stype" table:formula="of:=[.L12]+[.O12]+[.R12]" office:value-type="float" office:value="0" calcext:value-type="float">
            <text:p>0</text:p>
          </table:table-cell>
          <table:table-cell table:style-name="cat1_5f_PB_5f_stype" table:formula="of:=[.J12]-[.K12]" office:value-type="float" office:value="0" calcext:value-type="float">
            <text:p>0</text:p>
          </table:table-cell>
          <table:table-cell table:style-name="cat1_5f_PB_5f_stype" table:formula="of:=[.M12]+[.P12]+[.S12]" office:value-type="float" office:value="0" calcext:value-type="float">
            <text:p>0</text:p>
          </table:table-cell>
          <table:table-cell table:style-name="cat1_5f_PB_5f_stype" table:formula="of:=[.N12]+[.Q12]+[.T12]" office:value-type="float" office:value="0" calcext:value-type="float">
            <text:p>0</text:p>
          </table:table-cell>
          <table:table-cell table:style-name="cat1_5f_PB_5f_stype" table:formula="of:=[$matchspoules.N5]" office:value-type="float" office:value="0" calcext:value-type="float">
            <text:p>0</text:p>
          </table:table-cell>
          <table:table-cell table:style-name="cat1_5f_PB_5f_stype" table:formula="of:=[$matchspoules.M5]" office:value-type="float" office:value="0" calcext:value-type="float">
            <text:p>0</text:p>
          </table:table-cell>
          <table:table-cell table:style-name="cat1_5f_PB_5f_stype" table:formula="of:=[$matchspoules.L5]" office:value-type="float" office:value="0" calcext:value-type="float">
            <text:p>0</text:p>
          </table:table-cell>
          <table:table-cell table:style-name="cat1_5f_PB_5f_stype" table:formula="of:=[$matchspoules.K13]" office:value-type="float" office:value="0" calcext:value-type="float">
            <text:p>0</text:p>
          </table:table-cell>
          <table:table-cell table:style-name="cat1_5f_PB_5f_stype" table:formula="of:=[$matchspoules.L13]" office:value-type="float" office:value="0" calcext:value-type="float">
            <text:p>0</text:p>
          </table:table-cell>
          <table:table-cell table:style-name="cat1_5f_PB_5f_stype" table:formula="of:=[$matchspoules.M13]" office:value-type="float" office:value="0" calcext:value-type="float">
            <text:p>0</text:p>
          </table:table-cell>
          <table:table-cell table:style-name="cat1_5f_PB_5f_stype" table:formula="of:=[$matchspoules.N20]" office:value-type="float" office:value="0" calcext:value-type="float">
            <text:p>0</text:p>
          </table:table-cell>
          <table:table-cell table:style-name="cat1_5f_PB_5f_stype" table:formula="of:=[$matchspoules.M20]" office:value-type="float" office:value="0" calcext:value-type="float">
            <text:p>0</text:p>
          </table:table-cell>
          <table:table-cell table:style-name="cat1_5f_PB_5f_stype" table:formula="of:=[$matchspoules.L20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5" table:content-validation-name="val6"/>
          <table:table-cell table:style-name="ce121" table:content-validation-name="val1" table:formula="of:=VLOOKUP([.W12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4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04" table:formula="of:=[$lesequipes.$D16]" office:value-type="string" office:string-value="U13G7" calcext:value-type="string">
            <text:p>U13G7</text:p>
          </table:table-cell>
          <table:table-cell table:style-name="ce104" table:formula="of:=[$lesequipes.$F16]" office:value-type="string" office:string-value="dist13g7" calcext:value-type="string">
            <text:p>dist13g7</text:p>
          </table:table-cell>
          <table:table-cell table:style-name="cat1_5f_PB_5f_stype"/>
          <table:table-cell table:style-name="cat1_5f_PB_5f_stype" table:formula="of:=[.L13]+[.O13]+[.R13]" office:value-type="float" office:value="0" calcext:value-type="float">
            <text:p>0</text:p>
          </table:table-cell>
          <table:table-cell table:style-name="cat1_5f_PB_5f_stype" table:formula="of:=[.J13]-[.K13]" office:value-type="float" office:value="0" calcext:value-type="float">
            <text:p>0</text:p>
          </table:table-cell>
          <table:table-cell table:style-name="cat1_5f_PB_5f_stype" table:formula="of:=[.M13]+[.P13]+[.S13]" office:value-type="float" office:value="0" calcext:value-type="float">
            <text:p>0</text:p>
          </table:table-cell>
          <table:table-cell table:style-name="cat1_5f_PB_5f_stype" table:formula="of:=[.N13]+[.Q13]+[.T13]" office:value-type="float" office:value="0" calcext:value-type="float">
            <text:p>0</text:p>
          </table:table-cell>
          <table:table-cell table:style-name="cat1_5f_PB_5f_stype" table:formula="of:=[$matchspoules.K7]" office:value-type="float" office:value="0" calcext:value-type="float">
            <text:p>0</text:p>
          </table:table-cell>
          <table:table-cell table:style-name="cat1_5f_PB_5f_stype" table:formula="of:=[$matchspoules.L7]" office:value-type="float" office:value="0" calcext:value-type="float">
            <text:p>0</text:p>
          </table:table-cell>
          <table:table-cell table:style-name="cat1_5f_PB_5f_stype" table:formula="of:=[$matchspoules.M7]" office:value-type="float" office:value="0" calcext:value-type="float">
            <text:p>0</text:p>
          </table:table-cell>
          <table:table-cell table:style-name="cat1_5f_PB_5f_stype" table:formula="of:=[$matchspoules.N15]" office:value-type="float" office:value="0" calcext:value-type="float">
            <text:p>0</text:p>
          </table:table-cell>
          <table:table-cell table:style-name="cat1_5f_PB_5f_stype" table:formula="of:=[$matchspoules.M15]" office:value-type="float" office:value="0" calcext:value-type="float">
            <text:p>0</text:p>
          </table:table-cell>
          <table:table-cell table:style-name="cat1_5f_PB_5f_stype" table:formula="of:=[$matchspoules.L15]" office:value-type="float" office:value="0" calcext:value-type="float">
            <text:p>0</text:p>
          </table:table-cell>
          <table:table-cell table:style-name="cat1_5f_PB_5f_stype" table:formula="of:=[$matchspoules.K20]" office:value-type="float" office:value="0" calcext:value-type="float">
            <text:p>0</text:p>
          </table:table-cell>
          <table:table-cell table:style-name="cat1_5f_PB_5f_stype" table:formula="of:=[$matchspoules.L20]" office:value-type="float" office:value="0" calcext:value-type="float">
            <text:p>0</text:p>
          </table:table-cell>
          <table:table-cell table:style-name="cat1_5f_PB_5f_stype" table:formula="of:=[$matchspoules.M20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5" table:content-validation-name="val6"/>
          <table:table-cell table:style-name="ce121" table:content-validation-name="val1" table:formula="of:=VLOOKUP([.W13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4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04" table:formula="of:=[$lesequipes.$D17]" office:value-type="string" office:string-value="U13G8" calcext:value-type="string">
            <text:p>U13G8</text:p>
          </table:table-cell>
          <table:table-cell table:style-name="ce104" table:formula="of:=[$lesequipes.$F17]" office:value-type="string" office:string-value="dist13g8" calcext:value-type="string">
            <text:p>dist13g8</text:p>
          </table:table-cell>
          <table:table-cell table:style-name="cat1_5f_PB_5f_stype"/>
          <table:table-cell table:style-name="cat1_5f_PB_5f_stype" table:formula="of:=[.L14]+[.O14]+[.R14]" office:value-type="float" office:value="0" calcext:value-type="float">
            <text:p>0</text:p>
          </table:table-cell>
          <table:table-cell table:style-name="cat1_5f_PB_5f_stype" table:formula="of:=[.J14]-[.K14]" office:value-type="float" office:value="0" calcext:value-type="float">
            <text:p>0</text:p>
          </table:table-cell>
          <table:table-cell table:style-name="cat1_5f_PB_5f_stype" table:formula="of:=[.M14]+[.P14]+[.S14]" office:value-type="float" office:value="0" calcext:value-type="float">
            <text:p>0</text:p>
          </table:table-cell>
          <table:table-cell table:style-name="cat1_5f_PB_5f_stype" table:formula="of:=[.N14]+[.Q14]+[.T14]" office:value-type="float" office:value="0" calcext:value-type="float">
            <text:p>0</text:p>
          </table:table-cell>
          <table:table-cell table:style-name="cat1_5f_PB_5f_stype" table:formula="of:=[$matchspoules.N7]" office:value-type="float" office:value="0" calcext:value-type="float">
            <text:p>0</text:p>
          </table:table-cell>
          <table:table-cell table:style-name="cat1_5f_PB_5f_stype" table:formula="of:=[$matchspoules.M7]" office:value-type="float" office:value="0" calcext:value-type="float">
            <text:p>0</text:p>
          </table:table-cell>
          <table:table-cell table:style-name="cat1_5f_PB_5f_stype" table:formula="of:=[$matchspoules.L7]" office:value-type="float" office:value="0" calcext:value-type="float">
            <text:p>0</text:p>
          </table:table-cell>
          <table:table-cell table:style-name="cat1_5f_PB_5f_stype" table:formula="of:=[$matchspoules.N13]" office:value-type="float" office:value="0" calcext:value-type="float">
            <text:p>0</text:p>
          </table:table-cell>
          <table:table-cell table:style-name="cat1_5f_PB_5f_stype" table:formula="of:=[$matchspoules.M13]" office:value-type="float" office:value="0" calcext:value-type="float">
            <text:p>0</text:p>
          </table:table-cell>
          <table:table-cell table:style-name="cat1_5f_PB_5f_stype" table:formula="of:=[$matchspoules.L13]" office:value-type="float" office:value="0" calcext:value-type="float">
            <text:p>0</text:p>
          </table:table-cell>
          <table:table-cell table:style-name="cat1_5f_PB_5f_stype" table:formula="of:=[$matchspoules.K22]" office:value-type="float" office:value="0" calcext:value-type="float">
            <text:p>0</text:p>
          </table:table-cell>
          <table:table-cell table:style-name="cat1_5f_PB_5f_stype" table:formula="of:=[$matchspoules.L22]" office:value-type="float" office:value="0" calcext:value-type="float">
            <text:p>0</text:p>
          </table:table-cell>
          <table:table-cell table:style-name="cat1_5f_PB_5f_stype" table:formula="of:=[$matchspoules.M22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5" table:content-validation-name="val6"/>
          <table:table-cell table:style-name="ce121" table:content-validation-name="val1" table:formula="of:=VLOOKUP([.W14];categorie1;3;0)" office:value-type="string" office:string-value="" calcext:value-type="error">
            <text:p>#N/D</text:p>
          </table:table-cell>
        </table:table-row>
        <table:table-row table:style-name="ro3" table:number-rows-repeated="2">
          <table:table-cell table:number-columns-repeated="24"/>
        </table:table-row>
        <table:table-row table:style-name="ro5">
          <table:table-cell office:value-type="string" calcext:value-type="string">
            <text:p>C17:T22</text:p>
          </table:table-cell>
          <table:table-cell table:style-name="ce12"/>
          <table:table-cell table:style-name="ce77" table:formula="of:=[$lesequipes.$A$18]" office:value-type="string" office:string-value="cat2" calcext:value-type="string">
            <text:p>cat2</text:p>
          </table:table-cell>
          <table:table-cell/>
          <table:table-cell table:style-name="ce81" table:formula="of:=[$lesequipes.$B$18]" office:value-type="string" office:string-value="U15G" calcext:value-type="string">
            <text:p>U15G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number-columns-repeated="2"/>
          <table:table-cell table:style-name="ce148" office:value-type="string" calcext:value-type="string" table:number-columns-spanned="3" table:number-rows-spanned="1">
            <text:p>buts</text:p>
          </table:table-cell>
          <table:covered-table-cell table:style-name="ce148"/>
          <table:covered-table-cell/>
          <table:table-cell table:style-name="ce150" office:value-type="string" calcext:value-type="string" table:number-columns-spanned="3" table:number-rows-spanned="1">
            <text:p>match1</text:p>
          </table:table-cell>
          <table:covered-table-cell table:style-name="ce150"/>
          <table:covered-table-cell table:style-name="ce88"/>
          <table:table-cell table:style-name="ce150" office:value-type="string" calcext:value-type="string" table:number-columns-spanned="3" table:number-rows-spanned="1">
            <text:p>match2</text:p>
          </table:table-cell>
          <table:covered-table-cell table:style-name="ce150"/>
          <table:covered-table-cell table:style-name="ce88"/>
          <table:table-cell table:style-name="ce150" office:value-type="string" calcext:value-type="string" table:number-columns-spanned="3" table:number-rows-spanned="1">
            <text:p>match3</text:p>
          </table:table-cell>
          <table:covered-table-cell table:style-name="ce150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18]" office:value-type="string" office:string-value="U15G1" calcext:value-type="string">
            <text:p>U15G1</text:p>
          </table:table-cell>
          <table:table-cell table:style-name="ce77" table:formula="of:=[$lesequipes.$F18]" office:value-type="string" office:string-value="rict15g1" calcext:value-type="string">
            <text:p>rict15g1</text:p>
          </table:table-cell>
          <table:table-cell table:style-name="cat2_5f_PA_5f_stype"/>
          <table:table-cell table:style-name="cat2_5f_PA_5f_stype" table:formula="of:=[.L19]+[.O19]+[.R19]" office:value-type="float" office:value="0" calcext:value-type="float">
            <text:p>0</text:p>
          </table:table-cell>
          <table:table-cell table:style-name="cat2_5f_PA_5f_stype" table:formula="of:=[.J19]-[.K19]" office:value-type="float" office:value="0" calcext:value-type="float">
            <text:p>0</text:p>
          </table:table-cell>
          <table:table-cell table:style-name="cat2_5f_PA_5f_stype" table:formula="of:=[.M19]+[.P19]+[.S19]" office:value-type="float" office:value="0" calcext:value-type="float">
            <text:p>0</text:p>
          </table:table-cell>
          <table:table-cell table:style-name="cat2_5f_PA_5f_stype" table:formula="of:=[.N19]+[.Q19]+[.T19]" office:value-type="float" office:value="0" calcext:value-type="float">
            <text:p>0</text:p>
          </table:table-cell>
          <table:table-cell table:style-name="cat2_5f_PA_5f_stype" table:formula="of:=[$matchspoules.K8]" office:value-type="float" office:value="0" calcext:value-type="float">
            <text:p>0</text:p>
          </table:table-cell>
          <table:table-cell table:style-name="cat2_5f_PA_5f_stype" table:formula="of:=[$matchspoules.L8]" office:value-type="float" office:value="0" calcext:value-type="float">
            <text:p>0</text:p>
          </table:table-cell>
          <table:table-cell table:style-name="cat2_5f_PA_5f_stype" table:formula="of:=[$matchspoules.M8]" office:value-type="float" office:value="0" calcext:value-type="float">
            <text:p>0</text:p>
          </table:table-cell>
          <table:table-cell table:style-name="cat2_5f_PA_5f_stype" table:formula="of:=[$matchspoules.K18]" office:value-type="float" office:value="0" calcext:value-type="float">
            <text:p>0</text:p>
          </table:table-cell>
          <table:table-cell table:style-name="cat2_5f_PA_5f_stype" table:formula="of:=[$matchspoules.L18]" office:value-type="float" office:value="0" calcext:value-type="float">
            <text:p>0</text:p>
          </table:table-cell>
          <table:table-cell table:style-name="cat2_5f_PA_5f_stype" table:formula="of:=[$matchspoules.M18]" office:value-type="float" office:value="0" calcext:value-type="float">
            <text:p>0</text:p>
          </table:table-cell>
          <table:table-cell table:style-name="cat2_5f_PA_5f_stype" table:formula="of:=[$matchspoules.N27]" office:value-type="float" office:value="0" calcext:value-type="float">
            <text:p>0</text:p>
          </table:table-cell>
          <table:table-cell table:style-name="cat2_5f_PA_5f_stype" table:formula="of:=[$matchspoules.M25]" office:value-type="float" office:value="0" calcext:value-type="float">
            <text:p>0</text:p>
          </table:table-cell>
          <table:table-cell table:style-name="cat2_5f_PA_5f_stype" table:formula="of:=[$matchspoules.L27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9">er</text:span></text:p>
          </table:table-cell>
          <table:table-cell table:style-name="ce156" table:content-validation-name="val7"/>
          <table:table-cell table:style-name="ce122" table:content-validation-name="val1" table:formula="of:=VLOOKUP([.W19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19]" office:value-type="string" office:string-value="U15G2" calcext:value-type="string">
            <text:p>U15G2</text:p>
          </table:table-cell>
          <table:table-cell table:style-name="ce77" table:formula="of:=[$lesequipes.$F19]" office:value-type="string" office:string-value="rict15g2" calcext:value-type="string">
            <text:p>rict15g2</text:p>
          </table:table-cell>
          <table:table-cell table:style-name="cat2_5f_PA_5f_stype"/>
          <table:table-cell table:style-name="cat2_5f_PA_5f_stype" table:formula="of:=[.L20]+[.O20]+[.R20]" office:value-type="float" office:value="0" calcext:value-type="float">
            <text:p>0</text:p>
          </table:table-cell>
          <table:table-cell table:style-name="cat2_5f_PA_5f_stype" table:formula="of:=[.J20]-[.K20]" office:value-type="float" office:value="0" calcext:value-type="float">
            <text:p>0</text:p>
          </table:table-cell>
          <table:table-cell table:style-name="cat2_5f_PA_5f_stype" table:formula="of:=[.M20]+[.P20]+[.S20]" office:value-type="float" office:value="0" calcext:value-type="float">
            <text:p>0</text:p>
          </table:table-cell>
          <table:table-cell table:style-name="cat2_5f_PA_5f_stype" table:formula="of:=[.N20]+[.Q20]+[.T20]" office:value-type="float" office:value="0" calcext:value-type="float">
            <text:p>0</text:p>
          </table:table-cell>
          <table:table-cell table:style-name="cat2_5f_PA_5f_stype" table:formula="of:=[$matchspoules.N8]" office:value-type="float" office:value="0" calcext:value-type="float">
            <text:p>0</text:p>
          </table:table-cell>
          <table:table-cell table:style-name="cat2_5f_PA_5f_stype" table:formula="of:=[$matchspoules.M8]" office:value-type="float" office:value="0" calcext:value-type="float">
            <text:p>0</text:p>
          </table:table-cell>
          <table:table-cell table:style-name="cat2_5f_PA_5f_stype" table:formula="of:=[$matchspoules.L8]" office:value-type="float" office:value="0" calcext:value-type="float">
            <text:p>0</text:p>
          </table:table-cell>
          <table:table-cell table:style-name="cat2_5f_PA_5f_stype" table:formula="of:=[$matchspoules.K16]" office:value-type="float" office:value="0" calcext:value-type="float">
            <text:p>0</text:p>
          </table:table-cell>
          <table:table-cell table:style-name="cat2_5f_PA_5f_stype" table:formula="of:=[$matchspoules.L16]" office:value-type="float" office:value="0" calcext:value-type="float">
            <text:p>0</text:p>
          </table:table-cell>
          <table:table-cell table:style-name="cat2_5f_PA_5f_stype" table:formula="of:=[$matchspoules.M16]" office:value-type="float" office:value="0" calcext:value-type="float">
            <text:p>0</text:p>
          </table:table-cell>
          <table:table-cell table:style-name="cat2_5f_PA_5f_stype" table:formula="of:=[$matchspoules.K25]" office:value-type="float" office:value="0" calcext:value-type="float">
            <text:p>0</text:p>
          </table:table-cell>
          <table:table-cell table:style-name="cat2_5f_PA_5f_stype" table:formula="of:=[$matchspoules.L25]" office:value-type="float" office:value="0" calcext:value-type="float">
            <text:p>0</text:p>
          </table:table-cell>
          <table:table-cell table:style-name="cat2_5f_PA_5f_stype" table:formula="of:=[$matchspoules.M25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6" table:content-validation-name="val7"/>
          <table:table-cell table:style-name="ce122" table:content-validation-name="val1" table:formula="of:=VLOOKUP([.W20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20]" office:value-type="string" office:string-value="U15G3" calcext:value-type="string">
            <text:p>U15G3</text:p>
          </table:table-cell>
          <table:table-cell table:style-name="ce77" table:formula="of:=[$lesequipes.$F20]" office:value-type="string" office:string-value="rict15g3" calcext:value-type="string">
            <text:p>rict15g3</text:p>
          </table:table-cell>
          <table:table-cell table:style-name="cat2_5f_PA_5f_stype"/>
          <table:table-cell table:style-name="cat2_5f_PA_5f_stype" table:formula="of:=[.L21]+[.O21]+[.R21]" office:value-type="float" office:value="0" calcext:value-type="float">
            <text:p>0</text:p>
          </table:table-cell>
          <table:table-cell table:style-name="cat2_5f_PA_5f_stype" table:formula="of:=[.J21]-[.K21]" office:value-type="float" office:value="0" calcext:value-type="float">
            <text:p>0</text:p>
          </table:table-cell>
          <table:table-cell table:style-name="cat2_5f_PA_5f_stype" table:formula="of:=[.M21]+[.P21]+[.S21]" office:value-type="float" office:value="0" calcext:value-type="float">
            <text:p>0</text:p>
          </table:table-cell>
          <table:table-cell table:style-name="cat2_5f_PA_5f_stype" table:formula="of:=[.N21]+[.Q21]+[.T21]" office:value-type="float" office:value="0" calcext:value-type="float">
            <text:p>0</text:p>
          </table:table-cell>
          <table:table-cell table:style-name="cat2_5f_PA_5f_stype" table:formula="of:=[$matchspoules.K10]" office:value-type="float" office:value="0" calcext:value-type="float">
            <text:p>0</text:p>
          </table:table-cell>
          <table:table-cell table:style-name="cat2_5f_PA_5f_stype" table:formula="of:=[$matchspoules.L10]" office:value-type="float" office:value="0" calcext:value-type="float">
            <text:p>0</text:p>
          </table:table-cell>
          <table:table-cell table:style-name="cat2_5f_PA_5f_stype" table:formula="of:=[$matchspoules.M10]" office:value-type="float" office:value="0" calcext:value-type="float">
            <text:p>0</text:p>
          </table:table-cell>
          <table:table-cell table:style-name="cat2_5f_PA_5f_stype" table:formula="of:=[$matchspoules.N18]" office:value-type="float" office:value="0" calcext:value-type="float">
            <text:p>0</text:p>
          </table:table-cell>
          <table:table-cell table:style-name="cat2_5f_PA_5f_stype" table:formula="of:=[$matchspoules.M18]" office:value-type="float" office:value="0" calcext:value-type="float">
            <text:p>0</text:p>
          </table:table-cell>
          <table:table-cell table:style-name="cat2_5f_PA_5f_stype" table:formula="of:=[$matchspoules.L18]" office:value-type="float" office:value="0" calcext:value-type="float">
            <text:p>0</text:p>
          </table:table-cell>
          <table:table-cell table:style-name="cat2_5f_PA_5f_stype" table:formula="of:=[$matchspoules.N25]" office:value-type="float" office:value="0" calcext:value-type="float">
            <text:p>0</text:p>
          </table:table-cell>
          <table:table-cell table:style-name="cat2_5f_PA_5f_stype" table:formula="of:=[$matchspoules.M25]" office:value-type="float" office:value="0" calcext:value-type="float">
            <text:p>0</text:p>
          </table:table-cell>
          <table:table-cell table:style-name="cat2_5f_PA_5f_stype" table:formula="of:=[$matchspoules.L25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6" table:content-validation-name="val7"/>
          <table:table-cell table:style-name="ce122" table:content-validation-name="val1" table:formula="of:=VLOOKUP([.W21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21]" office:value-type="string" office:string-value="U15G4" calcext:value-type="string">
            <text:p>U15G4</text:p>
          </table:table-cell>
          <table:table-cell table:style-name="ce77" table:formula="of:=[$lesequipes.$F21]" office:value-type="string" office:string-value="rict15g4" calcext:value-type="string">
            <text:p>rict15g4</text:p>
          </table:table-cell>
          <table:table-cell table:style-name="cat2_5f_PA_5f_stype"/>
          <table:table-cell table:style-name="cat2_5f_PA_5f_stype" table:formula="of:=[.L22]+[.O22]+[.R22]" office:value-type="float" office:value="0" calcext:value-type="float">
            <text:p>0</text:p>
          </table:table-cell>
          <table:table-cell table:style-name="cat2_5f_PA_5f_stype" table:formula="of:=[.J22]-[.K22]" office:value-type="float" office:value="0" calcext:value-type="float">
            <text:p>0</text:p>
          </table:table-cell>
          <table:table-cell table:style-name="cat2_5f_PA_5f_stype" table:formula="of:=[.M22]+[.P22]+[.S22]" office:value-type="float" office:value="0" calcext:value-type="float">
            <text:p>0</text:p>
          </table:table-cell>
          <table:table-cell table:style-name="cat2_5f_PA_5f_stype" table:formula="of:=[.N22]+[.Q22]+[.T22]" office:value-type="float" office:value="0" calcext:value-type="float">
            <text:p>0</text:p>
          </table:table-cell>
          <table:table-cell table:style-name="cat2_5f_PA_5f_stype" table:formula="of:=[$matchspoules.N10]" office:value-type="float" office:value="0" calcext:value-type="float">
            <text:p>0</text:p>
          </table:table-cell>
          <table:table-cell table:style-name="cat2_5f_PA_5f_stype" table:formula="of:=[$matchspoules.M10]" office:value-type="float" office:value="0" calcext:value-type="float">
            <text:p>0</text:p>
          </table:table-cell>
          <table:table-cell table:style-name="cat2_5f_PA_5f_stype" table:formula="of:=[$matchspoules.L10]" office:value-type="float" office:value="0" calcext:value-type="float">
            <text:p>0</text:p>
          </table:table-cell>
          <table:table-cell table:style-name="cat2_5f_PA_5f_stype" table:formula="of:=[$matchspoules.N16]" office:value-type="float" office:value="0" calcext:value-type="float">
            <text:p>0</text:p>
          </table:table-cell>
          <table:table-cell table:style-name="cat2_5f_PA_5f_stype" table:formula="of:=[$matchspoules.M16]" office:value-type="float" office:value="0" calcext:value-type="float">
            <text:p>0</text:p>
          </table:table-cell>
          <table:table-cell table:style-name="cat2_5f_PA_5f_stype" table:formula="of:=[$matchspoules.L16]" office:value-type="float" office:value="0" calcext:value-type="float">
            <text:p>0</text:p>
          </table:table-cell>
          <table:table-cell table:style-name="cat2_5f_PA_5f_stype" table:formula="of:=[$matchspoules.K27]" office:value-type="float" office:value="0" calcext:value-type="float">
            <text:p>0</text:p>
          </table:table-cell>
          <table:table-cell table:style-name="cat2_5f_PA_5f_stype" table:formula="of:=[$matchspoules.L27]" office:value-type="float" office:value="0" calcext:value-type="float">
            <text:p>0</text:p>
          </table:table-cell>
          <table:table-cell table:style-name="cat2_5f_PA_5f_stype" table:formula="of:=[$matchspoules.M27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6" table:content-validation-name="val7"/>
          <table:table-cell table:style-name="ce122" table:content-validation-name="val1" table:formula="of:=VLOOKUP([.W22];categorie2;3;0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24"/>
        </table:table-row>
        <table:table-row table:style-name="ro4">
          <table:table-cell office:value-type="string" calcext:value-type="string">
            <text:p>C24:T29</text:p>
          </table:table-cell>
          <table:table-cell/>
          <table:table-cell table:style-name="ce78" table:formula="of:=[$lesequipes.$A$18]" office:value-type="string" office:string-value="cat2" calcext:value-type="string">
            <text:p>cat2</text:p>
          </table:table-cell>
          <table:table-cell/>
          <table:table-cell table:style-name="ce82" table:formula="of:=[$lesequipes.$B$18]" office:value-type="string" office:string-value="U15G" calcext:value-type="string">
            <text:p>U15G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number-columns-repeated="2"/>
          <table:table-cell table:style-name="ce148" office:value-type="string" calcext:value-type="string" table:number-columns-spanned="3" table:number-rows-spanned="1">
            <text:p>buts</text:p>
          </table:table-cell>
          <table:covered-table-cell table:style-name="ce148"/>
          <table:covered-table-cell/>
          <table:table-cell table:style-name="ce150" office:value-type="string" calcext:value-type="string" table:number-columns-spanned="3" table:number-rows-spanned="1">
            <text:p>match1</text:p>
          </table:table-cell>
          <table:covered-table-cell table:style-name="ce150"/>
          <table:covered-table-cell table:style-name="ce88"/>
          <table:table-cell table:style-name="ce150" office:value-type="string" calcext:value-type="string" table:number-columns-spanned="3" table:number-rows-spanned="1">
            <text:p>match2</text:p>
          </table:table-cell>
          <table:covered-table-cell table:style-name="ce150"/>
          <table:covered-table-cell table:style-name="ce88"/>
          <table:table-cell table:style-name="ce150" office:value-type="string" calcext:value-type="string" table:number-columns-spanned="3" table:number-rows-spanned="1">
            <text:p>match3</text:p>
          </table:table-cell>
          <table:covered-table-cell table:style-name="ce150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2]" office:value-type="string" office:string-value="U15G5" calcext:value-type="string">
            <text:p>U15G5</text:p>
          </table:table-cell>
          <table:table-cell table:style-name="ce78" table:formula="of:=[$lesequipes.$F22]" office:value-type="string" office:string-value="rict15g5" calcext:value-type="string">
            <text:p>rict15g5</text:p>
          </table:table-cell>
          <table:table-cell table:style-name="cat2_5f_PB_5f_stype"/>
          <table:table-cell table:style-name="cat2_5f_PB_5f_stype" table:formula="of:=[.L26]+[.O26]+[.R26]" office:value-type="float" office:value="0" calcext:value-type="float">
            <text:p>0</text:p>
          </table:table-cell>
          <table:table-cell table:style-name="cat2_5f_PB_5f_stype" table:formula="of:=[.J26]-[.K26]" office:value-type="float" office:value="0" calcext:value-type="float">
            <text:p>0</text:p>
          </table:table-cell>
          <table:table-cell table:style-name="cat2_5f_PB_5f_stype" table:formula="of:=[.M26]+[.P26]+[.S26]" office:value-type="float" office:value="0" calcext:value-type="float">
            <text:p>0</text:p>
          </table:table-cell>
          <table:table-cell table:style-name="cat2_5f_PB_5f_stype" table:formula="of:=[.N26]+[.Q26]+[.T26]" office:value-type="float" office:value="0" calcext:value-type="float">
            <text:p>0</text:p>
          </table:table-cell>
          <table:table-cell table:style-name="cat2_5f_PB_5f_stype" table:formula="of:=[$matchspoules.K9]" office:value-type="float" office:value="0" calcext:value-type="float">
            <text:p>0</text:p>
          </table:table-cell>
          <table:table-cell table:style-name="cat2_5f_PB_5f_stype" table:formula="of:=[$matchspoules.L9]" office:value-type="float" office:value="0" calcext:value-type="float">
            <text:p>0</text:p>
          </table:table-cell>
          <table:table-cell table:style-name="cat2_5f_PB_5f_stype" table:formula="of:=[$matchspoules.M9]" office:value-type="float" office:value="0" calcext:value-type="float">
            <text:p>0</text:p>
          </table:table-cell>
          <table:table-cell table:style-name="cat2_5f_PB_5f_stype" table:formula="of:=[$matchspoules.K19]" office:value-type="float" office:value="0" calcext:value-type="float">
            <text:p>0</text:p>
          </table:table-cell>
          <table:table-cell table:style-name="cat2_5f_PB_5f_stype" table:formula="of:=[$matchspoules.L19]" office:value-type="float" office:value="0" calcext:value-type="float">
            <text:p>0</text:p>
          </table:table-cell>
          <table:table-cell table:style-name="cat2_5f_PB_5f_stype" table:formula="of:=[$matchspoules.M19]" office:value-type="float" office:value="0" calcext:value-type="float">
            <text:p>0</text:p>
          </table:table-cell>
          <table:table-cell table:style-name="cat2_5f_PB_5f_stype" table:formula="of:=[$matchspoules.N26]" office:value-type="float" office:value="0" calcext:value-type="float">
            <text:p>0</text:p>
          </table:table-cell>
          <table:table-cell table:style-name="cat2_5f_PB_5f_stype" table:formula="of:=[$matchspoules.M26]" office:value-type="float" office:value="0" calcext:value-type="float">
            <text:p>0</text:p>
          </table:table-cell>
          <table:table-cell table:style-name="cat2_5f_PB_5f_stype" table:formula="of:=[$matchspoules.L26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9">er</text:span></text:p>
          </table:table-cell>
          <table:table-cell table:style-name="ce157" table:content-validation-name="val8"/>
          <table:table-cell table:style-name="ce123" table:content-validation-name="val1" table:formula="of:=VLOOKUP([.W26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3]" office:value-type="string" office:string-value="U15G6" calcext:value-type="string">
            <text:p>U15G6</text:p>
          </table:table-cell>
          <table:table-cell table:style-name="ce78" table:formula="of:=[$lesequipes.$F23]" office:value-type="string" office:string-value="rict15g6" calcext:value-type="string">
            <text:p>rict15g6</text:p>
          </table:table-cell>
          <table:table-cell table:style-name="cat2_5f_PB_5f_stype"/>
          <table:table-cell table:style-name="cat2_5f_PB_5f_stype" table:formula="of:=[.L27]+[.O27]+[.R27]" office:value-type="float" office:value="0" calcext:value-type="float">
            <text:p>0</text:p>
          </table:table-cell>
          <table:table-cell table:style-name="cat2_5f_PB_5f_stype" table:formula="of:=[.J27]-[.K27]" office:value-type="float" office:value="0" calcext:value-type="float">
            <text:p>0</text:p>
          </table:table-cell>
          <table:table-cell table:style-name="cat2_5f_PB_5f_stype" table:formula="of:=[.M27]+[.P27]+[.S27]" office:value-type="float" office:value="0" calcext:value-type="float">
            <text:p>0</text:p>
          </table:table-cell>
          <table:table-cell table:style-name="cat2_5f_PB_5f_stype" table:formula="of:=[.N27]+[.Q27]+[.T27]" office:value-type="float" office:value="0" calcext:value-type="float">
            <text:p>0</text:p>
          </table:table-cell>
          <table:table-cell table:style-name="cat2_5f_PB_5f_stype" table:formula="of:=[$matchspoules.N9]" office:value-type="float" office:value="0" calcext:value-type="float">
            <text:p>0</text:p>
          </table:table-cell>
          <table:table-cell table:style-name="cat2_5f_PB_5f_stype" table:formula="of:=[$matchspoules.M9]" office:value-type="float" office:value="0" calcext:value-type="float">
            <text:p>0</text:p>
          </table:table-cell>
          <table:table-cell table:style-name="cat2_5f_PB_5f_stype" table:formula="of:=[$matchspoules.L9]" office:value-type="float" office:value="0" calcext:value-type="float">
            <text:p>0</text:p>
          </table:table-cell>
          <table:table-cell table:style-name="cat2_5f_PB_5f_stype" table:formula="of:=[$matchspoules.K17]" office:value-type="float" office:value="0" calcext:value-type="float">
            <text:p>0</text:p>
          </table:table-cell>
          <table:table-cell table:style-name="cat2_5f_PB_5f_stype" table:formula="of:=[$matchspoules.L17]" office:value-type="float" office:value="0" calcext:value-type="float">
            <text:p>0</text:p>
          </table:table-cell>
          <table:table-cell table:style-name="cat2_5f_PB_5f_stype" table:formula="of:=[$matchspoules.M17]" office:value-type="float" office:value="0" calcext:value-type="float">
            <text:p>0</text:p>
          </table:table-cell>
          <table:table-cell table:style-name="cat2_5f_PB_5f_stype" table:formula="of:=[$matchspoules.N24]" office:value-type="float" office:value="0" calcext:value-type="float">
            <text:p>0</text:p>
          </table:table-cell>
          <table:table-cell table:style-name="cat2_5f_PB_5f_stype" table:formula="of:=[$matchspoules.M24]" office:value-type="float" office:value="0" calcext:value-type="float">
            <text:p>0</text:p>
          </table:table-cell>
          <table:table-cell table:style-name="cat2_5f_PB_5f_stype" table:formula="of:=[$matchspoules.L2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7" table:content-validation-name="val8"/>
          <table:table-cell table:style-name="ce123" table:content-validation-name="val1" table:formula="of:=VLOOKUP([.W27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4]" office:value-type="string" office:string-value="U15G7" calcext:value-type="string">
            <text:p>U15G7</text:p>
          </table:table-cell>
          <table:table-cell table:style-name="ce78" table:formula="of:=[$lesequipes.$F24]" office:value-type="string" office:string-value="rict15g7" calcext:value-type="string">
            <text:p>rict15g7</text:p>
          </table:table-cell>
          <table:table-cell table:style-name="cat2_5f_PB_5f_stype"/>
          <table:table-cell table:style-name="cat2_5f_PB_5f_stype" table:formula="of:=[.L28]+[.O28]+[.R28]" office:value-type="float" office:value="0" calcext:value-type="float">
            <text:p>0</text:p>
          </table:table-cell>
          <table:table-cell table:style-name="cat2_5f_PB_5f_stype" table:formula="of:=[.J28]-[.K28]" office:value-type="float" office:value="0" calcext:value-type="float">
            <text:p>0</text:p>
          </table:table-cell>
          <table:table-cell table:style-name="cat2_5f_PB_5f_stype" table:formula="of:=[.M28]+[.P28]+[.S28]" office:value-type="float" office:value="0" calcext:value-type="float">
            <text:p>0</text:p>
          </table:table-cell>
          <table:table-cell table:style-name="cat2_5f_PB_5f_stype" table:formula="of:=[.N28]+[.Q28]+[.T28]" office:value-type="float" office:value="0" calcext:value-type="float">
            <text:p>0</text:p>
          </table:table-cell>
          <table:table-cell table:style-name="cat2_5f_PB_5f_stype" table:formula="of:=[$matchspoules.K11]" office:value-type="float" office:value="0" calcext:value-type="float">
            <text:p>0</text:p>
          </table:table-cell>
          <table:table-cell table:style-name="cat2_5f_PB_5f_stype" table:formula="of:=[$matchspoules.L11]" office:value-type="float" office:value="0" calcext:value-type="float">
            <text:p>0</text:p>
          </table:table-cell>
          <table:table-cell table:style-name="cat2_5f_PB_5f_stype" table:formula="of:=[$matchspoules.M11]" office:value-type="float" office:value="0" calcext:value-type="float">
            <text:p>0</text:p>
          </table:table-cell>
          <table:table-cell table:style-name="cat2_5f_PB_5f_stype" table:formula="of:=[$matchspoules.N19]" office:value-type="float" office:value="0" calcext:value-type="float">
            <text:p>0</text:p>
          </table:table-cell>
          <table:table-cell table:style-name="cat2_5f_PB_5f_stype" table:formula="of:=[$matchspoules.M19]" office:value-type="float" office:value="0" calcext:value-type="float">
            <text:p>0</text:p>
          </table:table-cell>
          <table:table-cell table:style-name="cat2_5f_PB_5f_stype" table:formula="of:=[$matchspoules.L19]" office:value-type="float" office:value="0" calcext:value-type="float">
            <text:p>0</text:p>
          </table:table-cell>
          <table:table-cell table:style-name="cat2_5f_PB_5f_stype" table:formula="of:=[$matchspoules.K24]" office:value-type="float" office:value="0" calcext:value-type="float">
            <text:p>0</text:p>
          </table:table-cell>
          <table:table-cell table:style-name="cat2_5f_PB_5f_stype" table:formula="of:=[$matchspoules.L24]" office:value-type="float" office:value="0" calcext:value-type="float">
            <text:p>0</text:p>
          </table:table-cell>
          <table:table-cell table:style-name="cat2_5f_PB_5f_stype" table:formula="of:=[$matchspoules.M2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7" table:content-validation-name="val8"/>
          <table:table-cell table:style-name="ce123" table:content-validation-name="val1" table:formula="of:=VLOOKUP([.W28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5]" office:value-type="string" office:string-value="U15G8" calcext:value-type="string">
            <text:p>U15G8</text:p>
          </table:table-cell>
          <table:table-cell table:style-name="ce78" table:formula="of:=[$lesequipes.$F25]" office:value-type="string" office:string-value="rict15g8" calcext:value-type="string">
            <text:p>rict15g8</text:p>
          </table:table-cell>
          <table:table-cell table:style-name="cat2_5f_PB_5f_stype"/>
          <table:table-cell table:style-name="cat2_5f_PB_5f_stype" table:formula="of:=[.L29]+[.O29]+[.R29]" office:value-type="float" office:value="0" calcext:value-type="float">
            <text:p>0</text:p>
          </table:table-cell>
          <table:table-cell table:style-name="cat2_5f_PB_5f_stype" table:formula="of:=[.J29]-[.K29]" office:value-type="float" office:value="0" calcext:value-type="float">
            <text:p>0</text:p>
          </table:table-cell>
          <table:table-cell table:style-name="cat2_5f_PB_5f_stype" table:formula="of:=[.M29]+[.P29]+[.S29]" office:value-type="float" office:value="0" calcext:value-type="float">
            <text:p>0</text:p>
          </table:table-cell>
          <table:table-cell table:style-name="cat2_5f_PB_5f_stype" table:formula="of:=[.N29]+[.Q29]+[.T29]" office:value-type="float" office:value="0" calcext:value-type="float">
            <text:p>0</text:p>
          </table:table-cell>
          <table:table-cell table:style-name="cat2_5f_PB_5f_stype" table:formula="of:=[$matchspoules.N11]" office:value-type="float" office:value="0" calcext:value-type="float">
            <text:p>0</text:p>
          </table:table-cell>
          <table:table-cell table:style-name="cat2_5f_PB_5f_stype" table:formula="of:=[$matchspoules.M11]" office:value-type="float" office:value="0" calcext:value-type="float">
            <text:p>0</text:p>
          </table:table-cell>
          <table:table-cell table:style-name="cat2_5f_PB_5f_stype" table:formula="of:=[$matchspoules.L11]" office:value-type="float" office:value="0" calcext:value-type="float">
            <text:p>0</text:p>
          </table:table-cell>
          <table:table-cell table:style-name="cat2_5f_PB_5f_stype" table:formula="of:=[$matchspoules.N17]" office:value-type="float" office:value="0" calcext:value-type="float">
            <text:p>0</text:p>
          </table:table-cell>
          <table:table-cell table:style-name="cat2_5f_PB_5f_stype" table:formula="of:=[$matchspoules.M17]" office:value-type="float" office:value="0" calcext:value-type="float">
            <text:p>0</text:p>
          </table:table-cell>
          <table:table-cell table:style-name="cat2_5f_PB_5f_stype" table:formula="of:=[$matchspoules.L17]" office:value-type="float" office:value="0" calcext:value-type="float">
            <text:p>0</text:p>
          </table:table-cell>
          <table:table-cell table:style-name="cat2_5f_PB_5f_stype" table:formula="of:=[$matchspoules.K26]" office:value-type="float" office:value="0" calcext:value-type="float">
            <text:p>0</text:p>
          </table:table-cell>
          <table:table-cell table:style-name="cat2_5f_PB_5f_stype" table:formula="of:=[$matchspoules.L26]" office:value-type="float" office:value="0" calcext:value-type="float">
            <text:p>0</text:p>
          </table:table-cell>
          <table:table-cell table:style-name="cat2_5f_PB_5f_stype" table:formula="of:=[$matchspoules.M26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7" table:content-validation-name="val8"/>
          <table:table-cell table:style-name="ce123" table:content-validation-name="val1" table:formula="of:=VLOOKUP([.W29];categorie2;3;0)" office:value-type="string" office:string-value="" calcext:value-type="error">
            <text:p>#N/D</text:p>
          </table:table-cell>
        </table:table-row>
        <table:table-row table:style-name="ro3" table:number-rows-repeated="1048546">
          <table:table-cell table:number-columns-repeated="24"/>
        </table:table-row>
        <table:table-row table:style-name="ro3">
          <table:table-cell table:number-columns-repeated="24"/>
        </table:table-row>
        <calcext:conditional-formats>
          <calcext:conditional-format calcext:target-range-address="classementspoules.C4:classementspoules.F7 classementspoules.E2:classementspoules.F2 classementspoules.C11:classementspoules.F14 classementspoules.E9:classementspoules.F9 classementspoules.C19:classementspoules.F22 classementspoules.E17:classementspoules.F17 classementspoules.C26:classementspoules.F29 classementspoules.E24:classementspoules.F24 classementspoules.C2:classementspoules.C2 classementspoules.C9:classementspoules.C9 classementspoules.C17:classementspoules.C17 classementspoules.C24:classementspoules.C24">
            <calcext:condition calcext:apply-style-name="cat1_PA_stype" calcext:value="formula-is(COM.MICROSOFT.CONCAT([.$E2];&quot;_&quot;;[.$G2])=&quot;cat1_PA&quot;)" calcext:base-cell-address="classementspoules.C2"/>
            <calcext:condition calcext:apply-style-name="cat1_PB_stype" calcext:value="formula-is(COM.MICROSOFT.CONCAT([.$E2];&quot;_&quot;;[.$G2])=&quot;cat1_PB&quot;)" calcext:base-cell-address="classementspoules.C2"/>
            <calcext:condition calcext:apply-style-name="cat2_PA_stype" calcext:value="formula-is(COM.MICROSOFT.CONCAT([.$E2];&quot;_&quot;;[.$G2])=&quot;cat2_PA&quot;)" calcext:base-cell-address="classementspoules.C2"/>
            <calcext:condition calcext:apply-style-name="cat2_PB_stype" calcext:value="formula-is(COM.MICROSOFT.CONCAT([.$E2];&quot;_&quot;;[.$G2])=&quot;cat2_PB&quot;)" calcext:base-cell-address="classementspoules.C2"/>
          </calcext:conditional-format>
          <calcext:conditional-format calcext:target-range-address="classementspoules.W4:classementspoules.X7 classementspoules.W11:classementspoules.X14 classementspoules.W19:classementspoules.X22 classementspoules.W26:classementspoules.X29">
            <calcext:condition calcext:apply-style-name="cat1_PA_stype" calcext:value="formula-is(COM.MICROSOFT.CONCAT([.$F4];&quot;_&quot;;[.$H4])=&quot;cat1_PA&quot;)" calcext:base-cell-address="classementspoules.W4"/>
            <calcext:condition calcext:apply-style-name="cat1_PB_stype" calcext:value="formula-is(COM.MICROSOFT.CONCAT([.$F4];&quot;_&quot;;[.$H4])=&quot;cat1_PB&quot;)" calcext:base-cell-address="classementspoules.W4"/>
            <calcext:condition calcext:apply-style-name="cat2_PA_stype" calcext:value="formula-is(COM.MICROSOFT.CONCAT([.$F4];&quot;_&quot;;[.$H4])=&quot;cat2_PA&quot;)" calcext:base-cell-address="classementspoules.W4"/>
            <calcext:condition calcext:apply-style-name="cat2_PB_stype" calcext:value="formula-is(COM.MICROSOFT.CONCAT([.$F4];&quot;_&quot;;[.$H4])=&quot;cat2_PB&quot;)" calcext:base-cell-address="classementspoules.W4"/>
          </calcext:conditional-format>
        </calcext:conditional-formats>
      </table:table>
      <table:table table:name="fina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_finales" form:control-implementation="ooo:com.sun.star.form.component.CommandButton" xml:id="control4" form:id="control4" form:label="Export_final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finales?language=Basic&amp;location=application" xlink:type="simple"/>
              </office:event-listeners>
            </form:button>
          </form:form>
        </office:forms>
        <table:shapes>
          <draw:control draw:z-index="0" draw:name="Contrôle 3" draw:text-style-name="P1" svg:width="4.153cm" svg:height="0.885cm" svg:x="49.332cm" svg:y="0.213cm" draw:control="control4"/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Default"/>
        <table:table-column table:style-name="co35" table:default-cell-style-name="ce13"/>
        <table:table-column table:style-name="co25" table:default-cell-style-name="ce13"/>
        <table:table-column table:style-name="co36" table:default-cell-style-name="ce13"/>
        <table:table-column table:style-name="co37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2" table:default-cell-style-name="ce13"/>
        <table:table-column table:style-name="co38" table:default-cell-style-name="ce13"/>
        <table:table-column table:style-name="co18" table:default-cell-style-name="ce13"/>
        <table:table-column table:style-name="co39" table:default-cell-style-name="ce13"/>
        <table:table-column table:style-name="co19" table:default-cell-style-name="ce13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5">
          <table:table-cell table:style-name="ce33" office:value-type="string" calcext:value-type="string">
            <text:p>"lesmatchs"</text:p>
          </table:table-cell>
          <table:table-cell table:number-columns-repeated="20"/>
          <table:table-cell office:value-type="string" calcext:value-type="string">
            <text:p>"lesclassements"</text:p>
          </table:table-cell>
        </table:table-row>
        <table:table-row table:style-name="ro5">
          <table:table-cell table:style-name="ce33" office:value-type="string" calcext:value-type="string">
            <text:p>C3:R19</text:p>
          </table:table-cell>
          <table:table-cell table:style-name="ce12"/>
          <table:table-cell table:number-columns-repeated="8"/>
          <table:table-cell table:style-name="ce67" office:value-type="string" calcext:value-type="string" table:number-columns-spanned="4" table:number-rows-spanned="1">
            <text:p>equipeDom</text:p>
          </table:table-cell>
          <table:covered-table-cell table:number-columns-repeated="2" table:style-name="ce7"/>
          <table:covered-table-cell/>
          <table:table-cell table:style-name="ce67" office:value-type="string" calcext:value-type="string" table:number-columns-spanned="4" table:number-rows-spanned="1">
            <text:p>equipeExt</text:p>
          </table:table-cell>
          <table:covered-table-cell table:number-columns-repeated="3" table:style-name="ce7"/>
          <table:table-cell/>
          <table:table-cell table:style-name="ce133" table:formula="of:=[$lesequipes.$B$10]" office:value-type="string" office:string-value="U13G" calcext:value-type="string">
            <text:p>U13G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salle</text:p>
          </table:table-cell>
          <table:table-cell table:style-name="ce35" office:value-type="string" calcext:value-type="string">
            <text:p>heureDebut</text:p>
          </table:table-cell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35" office:value-type="string" calcext:value-type="string">
            <text:p>niveau</text:p>
          </table:table-cell>
          <table:table-cell table:style-name="ce35" office:value-type="string" calcext:value-type="string">
            <text:p>code</text:p>
          </table:table-cell>
          <table:table-cell table:style-name="ce46" office:value-type="string" calcext:value-type="string">
            <text:p>nom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V_D</text:p>
          </table:table-cell>
          <table:table-cell table:number-columns-repeated="2" table:style-name="ce51" office:value-type="string" calcext:value-type="string">
            <text:p>but</text:p>
          </table:table-cell>
          <table:table-cell table:style-name="ce51" office:value-type="string" calcext:value-type="string">
            <text:p>V_D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/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equipe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24" table:content-validation-name="val2" office:value-type="float" office:value="25" calcext:value-type="float">
            <text:p>25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office:value-type="time" office:time-value="PT16H15M00S" calcext:value-type="time">
            <text:p>16:1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1" calcext:value-type="float">
            <text:p>1</text:p>
          </table:table-cell>
          <table:table-cell table:style-name="ce135" office:value-type="string" calcext:value-type="string">
            <text:p>place1_4-1</text:p>
          </table:table-cell>
          <table:table-cell table:style-name="ce135" office:value-type="string" calcext:value-type="string">
            <text:p>1er PA, 2nd PB</text:p>
          </table:table-cell>
          <table:table-cell table:style-name="ce134" table:formula="of:=IF(ISBLANK([$classementspoules.W4]);&quot;&quot;;[$classementspoules.W4])">
            <text:p/>
          </table:table-cell>
          <table:table-cell table:style-name="ce134" table:formula="of:=VLOOKUP([.K4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4]=&quot;V&quot;;&quot;D&quot;;IF([.M4]=&quot;D&quot;;&quot;V&quot;;&quot;&quot;))">
            <text:p/>
          </table:table-cell>
          <table:table-cell table:style-name="ce134" table:formula="of:=IF(ISBLANK([$classementspoules.W12]);&quot;&quot;;[$classementspoules.W12])">
            <text:p/>
          </table:table-cell>
          <table:table-cell table:style-name="ce134" table:formula="of:=VLOOKUP([.Q4];categorie1;3;0)" office:value-type="string" office:string-value="" calcext:value-type="error">
            <text:p>#N/D</text:p>
          </table:table-cell>
          <table:table-cell/>
          <table:table-cell table:style-name="ce112" office:value-type="float" office:value="1" calcext:value-type="float">
            <text:p>1</text:p>
          </table:table-cell>
          <table:table-cell table:style-name="ce185" table:content-validation-name="val1" table:formula="of:=IF([.M18]=&quot;V&quot;;[.K18];IF([.P18]=&quot;V&quot;;[.Q18];&quot;&quot;))">
            <text:p/>
          </table:table-cell>
          <table:table-cell table:style-name="ce187" table:content-validation-name="val1" table:formula="of:=VLOOKUP([.U4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4]+1" office:value-type="float" office:value="26" calcext:value-type="float">
            <text:p>26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office:value-type="time" office:time-value="PT16H15M00S" calcext:value-type="time">
            <text:p>16:1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string" calcext:value-type="string">
            <text:p>Place5_8-1</text:p>
          </table:table-cell>
          <table:table-cell table:style-name="ce135" office:value-type="string" calcext:value-type="string">
            <text:p>3ieme PA, 4ieme PB</text:p>
          </table:table-cell>
          <table:table-cell table:style-name="ce134" table:formula="of:=IF(ISBLANK([$classementspoules.W6]);&quot;&quot;;[$classementspoules.W6])">
            <text:p/>
          </table:table-cell>
          <table:table-cell table:style-name="ce134" table:formula="of:=VLOOKUP([.K5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5]=&quot;V&quot;;&quot;D&quot;;IF([.M5]=&quot;D&quot;;&quot;V&quot;;&quot;&quot;))">
            <text:p/>
          </table:table-cell>
          <table:table-cell table:style-name="ce134" table:formula="of:=IF(ISBLANK([$classementspoules.W14]);&quot;&quot;;[$classementspoules.W14])">
            <text:p/>
          </table:table-cell>
          <table:table-cell table:style-name="ce134" table:formula="of:=VLOOKUP([.Q5];categorie1;3;0)" office:value-type="string" office:string-value="" calcext:value-type="error">
            <text:p>#N/D</text:p>
          </table:table-cell>
          <table:table-cell/>
          <table:table-cell table:style-name="ce112" table:formula="of:=[.T4]+1" office:value-type="float" office:value="2" calcext:value-type="float">
            <text:p>2</text:p>
          </table:table-cell>
          <table:table-cell table:style-name="ce185" table:content-validation-name="val1" table:formula="of:=IF([.M18]=&quot;D&quot;;[.K18];IF([.P18]=&quot;D&quot;;[.Q18];&quot;&quot;))">
            <text:p/>
          </table:table-cell>
          <table:table-cell table:style-name="ce187" table:content-validation-name="val1" table:formula="of:=VLOOKUP([.U5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5]+1" office:value-type="float" office:value="27" calcext:value-type="float">
            <text:p>27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4]+1/24/6" office:value-type="time" office:time-value="PT16H25M00S" calcext:value-type="time">
            <text:p>16:2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1" calcext:value-type="float">
            <text:p>1</text:p>
          </table:table-cell>
          <table:table-cell table:style-name="ce135" office:value-type="string" calcext:value-type="string">
            <text:p>place1_4-1</text:p>
          </table:table-cell>
          <table:table-cell table:style-name="ce135" office:value-type="string" calcext:value-type="string">
            <text:p>1er PB, 2nd PA</text:p>
          </table:table-cell>
          <table:table-cell table:style-name="ce134" table:formula="of:=IF(ISBLANK([$classementspoules.W11]);&quot;&quot;;[$classementspoules.W11])">
            <text:p/>
          </table:table-cell>
          <table:table-cell table:style-name="ce134" table:formula="of:=VLOOKUP([.K6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6]=&quot;V&quot;;&quot;D&quot;;IF([.M6]=&quot;D&quot;;&quot;V&quot;;&quot;&quot;))">
            <text:p/>
          </table:table-cell>
          <table:table-cell table:style-name="ce134" table:formula="of:=IF(ISBLANK([$classementspoules.W5]);&quot;&quot;;[$classementspoules.W5])">
            <text:p/>
          </table:table-cell>
          <table:table-cell table:style-name="ce134" table:formula="of:=VLOOKUP([.Q6];categorie1;3;0)" office:value-type="string" office:string-value="" calcext:value-type="error">
            <text:p>#N/D</text:p>
          </table:table-cell>
          <table:table-cell/>
          <table:table-cell table:style-name="ce112" table:formula="of:=[.T5]+1" office:value-type="float" office:value="3" calcext:value-type="float">
            <text:p>3</text:p>
          </table:table-cell>
          <table:table-cell table:style-name="ce187" table:content-validation-name="val1" table:formula="of:=IF([.M12]=&quot;V&quot;;[.K12];IF([.P12]=&quot;V&quot;;[.Q12];&quot;&quot;))">
            <text:p/>
          </table:table-cell>
          <table:table-cell table:style-name="ce187" table:content-validation-name="val1" table:formula="of:=VLOOKUP([.U6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6]+1" office:value-type="float" office:value="28" calcext:value-type="float">
            <text:p>28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5]+1/24/6" office:value-type="time" office:time-value="PT16H25M00S" calcext:value-type="time">
            <text:p>16:2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string" calcext:value-type="string">
            <text:p>Place5_8-1</text:p>
          </table:table-cell>
          <table:table-cell table:style-name="ce135" office:value-type="string" calcext:value-type="string">
            <text:p>3ieme PB, 4ieme PA</text:p>
          </table:table-cell>
          <table:table-cell table:style-name="ce134" table:formula="of:=IF(ISBLANK([$classementspoules.W13]);&quot;&quot;;[$classementspoules.W13])">
            <text:p/>
          </table:table-cell>
          <table:table-cell table:style-name="ce134" table:formula="of:=VLOOKUP([.K7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7]=&quot;V&quot;;&quot;D&quot;;IF([.M7]=&quot;D&quot;;&quot;V&quot;;&quot;&quot;))">
            <text:p/>
          </table:table-cell>
          <table:table-cell table:style-name="ce134" table:formula="of:=IF(ISBLANK([$classementspoules.W7]);&quot;&quot;;[$classementspoules.W7])">
            <text:p/>
          </table:table-cell>
          <table:table-cell table:style-name="ce134" table:formula="of:=VLOOKUP([.Q7];categorie1;3;0)" office:value-type="string" office:string-value="" calcext:value-type="error">
            <text:p>#N/D</text:p>
          </table:table-cell>
          <table:table-cell/>
          <table:table-cell table:style-name="ce112" table:formula="of:=[.T6]+1" office:value-type="float" office:value="4" calcext:value-type="float">
            <text:p>4</text:p>
          </table:table-cell>
          <table:table-cell table:style-name="ce187" table:content-validation-name="val1" table:formula="of:=IF([.M12]=&quot;D&quot;;[.K12];IF([.P12]=&quot;D&quot;;[.Q12];&quot;&quot;))">
            <text:p/>
          </table:table-cell>
          <table:table-cell table:style-name="ce187" table:content-validation-name="val1" table:formula="of:=VLOOKUP([.U7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7]+1" office:value-type="float" office:value="29" calcext:value-type="float">
            <text:p>29</text:p>
          </table:table-cell>
          <table:table-cell table:style-name="ce128" table:content-validation-name="val2" office:value-type="string" calcext:value-type="string">
            <text:p>1-GLC</text:p>
          </table:table-cell>
          <table:table-cell table:style-name="ce131" table:formula="of:=[.E6]+1/24/6" office:value-type="time" office:time-value="PT16H35M00S" calcext:value-type="time">
            <text:p>16:35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G" calcext:value-type="string">
            <text:p>U15G</text:p>
          </table:table-cell>
          <table:table-cell table:style-name="ce126" office:value-type="float" office:value="1" calcext:value-type="float">
            <text:p>1</text:p>
          </table:table-cell>
          <table:table-cell table:style-name="ce136" office:value-type="string" calcext:value-type="string">
            <text:p>place1_4-1</text:p>
          </table:table-cell>
          <table:table-cell table:style-name="ce136" office:value-type="string" calcext:value-type="string">
            <text:p>1er PA, 2nd PB</text:p>
          </table:table-cell>
          <table:table-cell table:style-name="ce139" table:formula="of:=IF(ISBLANK([$classementspoules.W19]);&quot;&quot;;[$classementspoules.W19])">
            <text:p/>
          </table:table-cell>
          <table:table-cell table:style-name="ce139" table:formula="of:=VLOOKUP([.K8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8]=&quot;V&quot;;&quot;D&quot;;IF([.M8]=&quot;D&quot;;&quot;V&quot;;&quot;&quot;))">
            <text:p/>
          </table:table-cell>
          <table:table-cell table:style-name="ce139" table:formula="of:=IF(ISBLANK([$classementspoules.W27]);&quot;&quot;;[$classementspoules.W27])">
            <text:p/>
          </table:table-cell>
          <table:table-cell table:style-name="ce139" table:formula="of:=VLOOKUP([.Q8];categorie2;3;0)" office:value-type="string" office:string-value="" calcext:value-type="error">
            <text:p>#N/D</text:p>
          </table:table-cell>
          <table:table-cell/>
          <table:table-cell table:style-name="ce112" table:formula="of:=[.T7]+1" office:value-type="float" office:value="5" calcext:value-type="float">
            <text:p>5</text:p>
          </table:table-cell>
          <table:table-cell table:style-name="ce187" table:content-validation-name="val1" table:formula="of:=IF([.M15]=&quot;V&quot;;[.K15];IF([.P15]=&quot;V&quot;;[.Q15];&quot;&quot;))">
            <text:p/>
          </table:table-cell>
          <table:table-cell table:style-name="ce187" table:content-validation-name="val1" table:formula="of:=VLOOKUP([.U8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8]+1" office:value-type="float" office:value="30" calcext:value-type="float">
            <text:p>30</text:p>
          </table:table-cell>
          <table:table-cell table:style-name="ce128" table:content-validation-name="val2" office:value-type="string" calcext:value-type="string">
            <text:p>2-CCVL</text:p>
          </table:table-cell>
          <table:table-cell table:style-name="ce131" table:formula="of:=[.E7]+1/24/6" office:value-type="time" office:time-value="PT16H35M00S" calcext:value-type="time">
            <text:p>16:35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G" calcext:value-type="string">
            <text:p>U15G</text:p>
          </table:table-cell>
          <table:table-cell table:style-name="ce126" office:value-type="float" office:value="1" calcext:value-type="float">
            <text:p>1</text:p>
          </table:table-cell>
          <table:table-cell table:style-name="ce137" office:value-type="string" calcext:value-type="string">
            <text:p>Place5_8-1</text:p>
          </table:table-cell>
          <table:table-cell table:style-name="ce136" office:value-type="string" calcext:value-type="string">
            <text:p>3ieme PA, 4ieme PB</text:p>
          </table:table-cell>
          <table:table-cell table:style-name="ce139" table:formula="of:=IF(ISBLANK([$classementspoules.W21]);&quot;&quot;;[$classementspoules.W21])">
            <text:p/>
          </table:table-cell>
          <table:table-cell table:style-name="ce139" table:formula="of:=VLOOKUP([.K9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9]=&quot;V&quot;;&quot;D&quot;;IF([.M9]=&quot;D&quot;;&quot;V&quot;;&quot;&quot;))">
            <text:p/>
          </table:table-cell>
          <table:table-cell table:style-name="ce139" table:formula="of:=IF(ISBLANK([$classementspoules.W29]);&quot;&quot;;[$classementspoules.W29])">
            <text:p/>
          </table:table-cell>
          <table:table-cell table:style-name="ce139" table:formula="of:=VLOOKUP([.Q9];categorie2;3;0)" office:value-type="string" office:string-value="" calcext:value-type="error">
            <text:p>#N/D</text:p>
          </table:table-cell>
          <table:table-cell/>
          <table:table-cell table:style-name="ce112" table:formula="of:=[.T8]+1" office:value-type="float" office:value="6" calcext:value-type="float">
            <text:p>6</text:p>
          </table:table-cell>
          <table:table-cell table:style-name="ce187" table:content-validation-name="val1" table:formula="of:=IF([.M15]=&quot;D&quot;;[.K15];IF([.P15]=&quot;D&quot;;[.Q15];&quot;&quot;))">
            <text:p/>
          </table:table-cell>
          <table:table-cell table:style-name="ce187" table:content-validation-name="val1" table:formula="of:=VLOOKUP([.U9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9]+1" office:value-type="float" office:value="31" calcext:value-type="float">
            <text:p>31</text:p>
          </table:table-cell>
          <table:table-cell table:style-name="ce128" table:content-validation-name="val2" office:value-type="string" calcext:value-type="string">
            <text:p>1-GLC</text:p>
          </table:table-cell>
          <table:table-cell table:style-name="ce131" table:formula="of:=[.E8]+1/24/6" office:value-type="time" office:time-value="PT16H45M00S" calcext:value-type="time">
            <text:p>16:45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G" calcext:value-type="string">
            <text:p>U15G</text:p>
          </table:table-cell>
          <table:table-cell table:style-name="ce126" office:value-type="float" office:value="1" calcext:value-type="float">
            <text:p>1</text:p>
          </table:table-cell>
          <table:table-cell table:style-name="ce136" office:value-type="string" calcext:value-type="string">
            <text:p>place1_4-1</text:p>
          </table:table-cell>
          <table:table-cell table:style-name="ce136" office:value-type="string" calcext:value-type="string">
            <text:p>1er PB, 2nd PA</text:p>
          </table:table-cell>
          <table:table-cell table:style-name="ce139" table:formula="of:=IF(ISBLANK([$classementspoules.W26]);&quot;&quot;;[$classementspoules.W26])">
            <text:p/>
          </table:table-cell>
          <table:table-cell table:style-name="ce139" table:formula="of:=VLOOKUP([.K10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10]=&quot;V&quot;;&quot;D&quot;;IF([.M10]=&quot;D&quot;;&quot;V&quot;;&quot;&quot;))">
            <text:p/>
          </table:table-cell>
          <table:table-cell table:style-name="ce139" table:formula="of:=IF(ISBLANK([$classementspoules.W20]);&quot;&quot;;[$classementspoules.W20])">
            <text:p/>
          </table:table-cell>
          <table:table-cell table:style-name="ce139" table:formula="of:=VLOOKUP([.Q10];categorie2;3;0)" office:value-type="string" office:string-value="" calcext:value-type="error">
            <text:p>#N/D</text:p>
          </table:table-cell>
          <table:table-cell/>
          <table:table-cell table:style-name="ce112" table:formula="of:=[.T9]+1" office:value-type="float" office:value="7" calcext:value-type="float">
            <text:p>7</text:p>
          </table:table-cell>
          <table:table-cell table:style-name="ce187" table:content-validation-name="val1" table:formula="of:=IF([.M13]=&quot;V&quot;;[.K13];IF([.P13]=&quot;V&quot;;[.Q13];&quot;&quot;))">
            <text:p/>
          </table:table-cell>
          <table:table-cell table:style-name="ce187" table:content-validation-name="val1" table:formula="of:=VLOOKUP([.U10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10]+1" office:value-type="float" office:value="32" calcext:value-type="float">
            <text:p>32</text:p>
          </table:table-cell>
          <table:table-cell table:style-name="ce128" table:content-validation-name="val2" office:value-type="string" calcext:value-type="string">
            <text:p>2-CCVL</text:p>
          </table:table-cell>
          <table:table-cell table:style-name="ce131" table:formula="of:=[.E9]+1/24/6" office:value-type="time" office:time-value="PT16H45M00S" calcext:value-type="time">
            <text:p>16:45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G" calcext:value-type="string">
            <text:p>U15G</text:p>
          </table:table-cell>
          <table:table-cell table:style-name="ce126" office:value-type="float" office:value="1" calcext:value-type="float">
            <text:p>1</text:p>
          </table:table-cell>
          <table:table-cell table:style-name="ce137" office:value-type="string" calcext:value-type="string">
            <text:p>Place5_8-1</text:p>
          </table:table-cell>
          <table:table-cell table:style-name="ce136" office:value-type="string" calcext:value-type="string">
            <text:p>3ieme PB, 4ieme PA</text:p>
          </table:table-cell>
          <table:table-cell table:style-name="ce139" table:formula="of:=IF(ISBLANK([$classementspoules.W28]);&quot;&quot;;[$classementspoules.W28])">
            <text:p/>
          </table:table-cell>
          <table:table-cell table:style-name="ce139" table:formula="of:=VLOOKUP([.K11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11]=&quot;V&quot;;&quot;D&quot;;IF([.M11]=&quot;D&quot;;&quot;V&quot;;&quot;&quot;))">
            <text:p/>
          </table:table-cell>
          <table:table-cell table:style-name="ce139" table:formula="of:=IF(ISBLANK([$classementspoules.W22]);&quot;&quot;;[$classementspoules.W22])">
            <text:p/>
          </table:table-cell>
          <table:table-cell table:style-name="ce139" table:formula="of:=VLOOKUP([.Q11];categorie2;3;0)" office:value-type="string" office:string-value="" calcext:value-type="error">
            <text:p>#N/D</text:p>
          </table:table-cell>
          <table:table-cell/>
          <table:table-cell table:style-name="ce112" table:formula="of:=[.T10]+1" office:value-type="float" office:value="8" calcext:value-type="float">
            <text:p>8</text:p>
          </table:table-cell>
          <table:table-cell table:style-name="ce187" table:content-validation-name="val1" table:formula="of:=IF([.M13]=&quot;D&quot;;[.K13];IF([.P13]=&quot;D&quot;;[.Q13];&quot;&quot;))">
            <text:p/>
          </table:table-cell>
          <table:table-cell table:style-name="ce187" table:content-validation-name="val1" table:formula="of:=VLOOKUP([.U11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11]+1" office:value-type="float" office:value="33" calcext:value-type="float">
            <text:p>33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10]+1/24/6" office:value-type="time" office:time-value="PT16H55M00S" calcext:value-type="time">
            <text:p>16:5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3_4</text:p>
          </table:table-cell>
          <table:table-cell table:style-name="ce133" office:value-type="string" calcext:value-type="string">
            <text:p>Classement 3/4 iéme</text:p>
          </table:table-cell>
          <table:table-cell table:style-name="ce134" table:formula="of:=IF([.M4]=&quot;D&quot;;[.K4];IF([.P4]=&quot;D&quot;;[.Q4];&quot;&quot;))">
            <text:p/>
          </table:table-cell>
          <table:table-cell table:style-name="ce125" table:formula="of:=VLOOKUP([.K12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2]=&quot;V&quot;;&quot;D&quot;;IF([.M12]=&quot;D&quot;;&quot;V&quot;;&quot;&quot;))">
            <text:p/>
          </table:table-cell>
          <table:table-cell table:style-name="ce125" table:formula="of:=IF([.M6]=&quot;D&quot;;[.K6];IF([.P6]=&quot;D&quot;;[.Q6];&quot;&quot;))">
            <text:p/>
          </table:table-cell>
          <table:table-cell table:style-name="ce125" table:formula="of:=VLOOKUP([.Q12];categorie1;3;0)" office:value-type="string" office:string-value="" calcext:value-type="error">
            <text:p>#N/D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125" table:formula="of:=[.C12]+1" office:value-type="float" office:value="34" calcext:value-type="float">
            <text:p>34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11]+1/24/6" office:value-type="time" office:time-value="PT16H55M00S" calcext:value-type="time">
            <text:p>16:5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7_8</text:p>
          </table:table-cell>
          <table:table-cell table:style-name="ce133" office:value-type="string" calcext:value-type="string">
            <text:p>Classement 7/8 iéme</text:p>
          </table:table-cell>
          <table:table-cell table:style-name="ce125" table:formula="of:=IF([.M5]=&quot;D&quot;;[.K5];IF([.P5]=&quot;D&quot;;[.Q5];&quot;&quot;))">
            <text:p/>
          </table:table-cell>
          <table:table-cell table:style-name="ce125" table:formula="of:=VLOOKUP([.K13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3]=&quot;V&quot;;&quot;D&quot;;IF([.M13]=&quot;D&quot;;&quot;V&quot;;&quot;&quot;))">
            <text:p/>
          </table:table-cell>
          <table:table-cell table:style-name="ce125" table:formula="of:=IF([.M7]=&quot;D&quot;;[.K7];IF([.P7]=&quot;D&quot;;[.Q7];&quot;&quot;))">
            <text:p/>
          </table:table-cell>
          <table:table-cell table:style-name="ce125" table:formula="of:=VLOOKUP([.Q13];categorie1;3;0)" office:value-type="string" office:string-value="" calcext:value-type="error">
            <text:p>#N/D</text:p>
          </table:table-cell>
          <table:table-cell/>
          <table:table-cell table:style-name="ce127" table:formula="of:=[$lesequipes.$B$18]" office:value-type="string" office:string-value="U15G" calcext:value-type="string">
            <text:p>U15G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27" table:formula="of:=[.C13]+1" office:value-type="float" office:value="35" calcext:value-type="float">
            <text:p>35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2]+1/24/6" office:value-type="time" office:time-value="PT17H05M00S" calcext:value-type="time">
            <text:p>17:05</text:p>
          </table:table-cell>
          <table:table-cell table:style-name="ce127" table:formula="of:=[$lesequipes.$A$10]" office:value-type="string" office:string-value="cat1" calcext:value-type="string">
            <text:p>cat1</text:p>
          </table:table-cell>
          <table:table-cell table:style-name="ce127" table:formula="of:=[$lesequipes.$B$18]" office:value-type="string" office:string-value="U15G" calcext:value-type="string">
            <text:p>U15G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5_6</text:p>
          </table:table-cell>
          <table:table-cell table:style-name="ce127" office:value-type="string" calcext:value-type="string">
            <text:p>Classement 5/6 iéme</text:p>
          </table:table-cell>
          <table:table-cell table:style-name="ce127" table:formula="of:=IF([.M9]=&quot;V&quot;;[.K9];IF([.P9]=&quot;V&quot;;[.Q9];&quot;&quot;))">
            <text:p/>
          </table:table-cell>
          <table:table-cell table:style-name="ce146" table:formula="of:=VLOOKUP([.K14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4]=&quot;V&quot;;&quot;D&quot;;IF([.M14]=&quot;D&quot;;&quot;V&quot;;&quot;&quot;))">
            <text:p/>
          </table:table-cell>
          <table:table-cell table:style-name="ce146" table:formula="of:=IF([.M11]=&quot;V&quot;;[.K11];IF([.P11]=&quot;V&quot;;[.Q11];&quot;&quot;))">
            <text:p/>
          </table:table-cell>
          <table:table-cell table:style-name="ce146" table:formula="of:=VLOOKUP([.Q14];categorie2;3;0)" office:value-type="string" office:string-value="" calcext:value-type="error">
            <text:p>#N/D</text:p>
          </table:table-cell>
          <table:table-cell/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equipe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25" table:formula="of:=[.C14]+1" office:value-type="float" office:value="36" calcext:value-type="float">
            <text:p>36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13]+1/24/6" office:value-type="time" office:time-value="PT17H05M00S" calcext:value-type="time">
            <text:p>17:0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5_6</text:p>
          </table:table-cell>
          <table:table-cell table:style-name="ce133" office:value-type="string" calcext:value-type="string">
            <text:p>Classement 5/6 iéme</text:p>
          </table:table-cell>
          <table:table-cell table:style-name="ce125" table:formula="of:=IF([.M5]=&quot;V&quot;;[.K5];IF([.P5]=&quot;V&quot;;[.Q5];&quot;&quot;))">
            <text:p/>
          </table:table-cell>
          <table:table-cell table:style-name="ce125" table:formula="of:=VLOOKUP([.K15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5]=&quot;V&quot;;&quot;D&quot;;IF([.M15]=&quot;D&quot;;&quot;V&quot;;&quot;&quot;))">
            <text:p/>
          </table:table-cell>
          <table:table-cell table:style-name="ce125" table:formula="of:=IF([.M7]=&quot;V&quot;;[.K7];IF([.P7]=&quot;V&quot;;[.Q7];&quot;&quot;))">
            <text:p/>
          </table:table-cell>
          <table:table-cell table:style-name="ce125" table:formula="of:=VLOOKUP([.Q15];categorie1;3;0)" office:value-type="string" office:string-value="" calcext:value-type="error">
            <text:p>#N/D</text:p>
          </table:table-cell>
          <table:table-cell/>
          <table:table-cell table:style-name="ce112" office:value-type="float" office:value="1" calcext:value-type="float">
            <text:p>1</text:p>
          </table:table-cell>
          <table:table-cell table:style-name="ce186" table:content-validation-name="val1" table:formula="of:=IF([.M19]=&quot;V&quot;;[.K19];IF([.P19]=&quot;V&quot;;[.Q19];&quot;&quot;))">
            <text:p/>
          </table:table-cell>
          <table:table-cell table:style-name="ce188" table:content-validation-name="val1" table:formula="of:=VLOOKUP([.U15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7" table:formula="of:=[.C15]+1" office:value-type="float" office:value="37" calcext:value-type="float">
            <text:p>37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4]+1/24/6" office:value-type="time" office:time-value="PT17H15M00S" calcext:value-type="time">
            <text:p>17:15</text:p>
          </table:table-cell>
          <table:table-cell table:style-name="ce127" table:formula="of:=[$lesequipes.$A$18]" office:value-type="string" office:string-value="cat2" calcext:value-type="string">
            <text:p>cat2</text:p>
          </table:table-cell>
          <table:table-cell table:style-name="ce127" table:formula="of:=[$lesequipes.$B$18]" office:value-type="string" office:string-value="U15G" calcext:value-type="string">
            <text:p>U15G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3_4</text:p>
          </table:table-cell>
          <table:table-cell table:style-name="ce127" office:value-type="string" calcext:value-type="string">
            <text:p>Classement 3/4 iéme</text:p>
          </table:table-cell>
          <table:table-cell table:style-name="ce127" table:formula="of:=IF([.M8]=&quot;D&quot;;[.K8];IF([.P8]=&quot;D&quot;;[.Q8];&quot;&quot;))">
            <text:p/>
          </table:table-cell>
          <table:table-cell table:style-name="ce146" table:formula="of:=VLOOKUP([.K16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6]=&quot;V&quot;;&quot;D&quot;;IF([.M16]=&quot;D&quot;;&quot;V&quot;;&quot;&quot;))">
            <text:p/>
          </table:table-cell>
          <table:table-cell table:style-name="ce146" table:formula="of:=IF([.M10]=&quot;D&quot;;[.K10];IF([.P10]=&quot;D&quot;;[.Q10];&quot;&quot;))">
            <text:p/>
          </table:table-cell>
          <table:table-cell table:style-name="ce146" table:formula="of:=VLOOKUP([.Q16];categorie2;3;0)" office:value-type="string" office:string-value="" calcext:value-type="error">
            <text:p>#N/D</text:p>
          </table:table-cell>
          <table:table-cell/>
          <table:table-cell table:style-name="ce112" table:formula="of:=[.T15]+1" office:value-type="float" office:value="2" calcext:value-type="float">
            <text:p>2</text:p>
          </table:table-cell>
          <table:table-cell table:style-name="ce186" table:content-validation-name="val1" table:formula="of:=IF([.M19]=&quot;D&quot;;[.K19];IF([.P19]=&quot;D&quot;;[.Q19];&quot;&quot;))">
            <text:p/>
          </table:table-cell>
          <table:table-cell table:style-name="ce188" table:content-validation-name="val1" table:formula="of:=VLOOKUP([.U16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7" table:formula="of:=[.C16]+1" office:value-type="float" office:value="38" calcext:value-type="float">
            <text:p>38</text:p>
          </table:table-cell>
          <table:table-cell table:style-name="ce129" table:content-validation-name="val2" office:value-type="string" calcext:value-type="string">
            <text:p>2-CCVL</text:p>
          </table:table-cell>
          <table:table-cell table:style-name="ce132" table:formula="of:=[.E15]+1/24/6" office:value-type="time" office:time-value="PT17H15M00S" calcext:value-type="time">
            <text:p>17:15</text:p>
          </table:table-cell>
          <table:table-cell table:style-name="ce127" table:formula="of:=[$lesequipes.$A$18]" office:value-type="string" office:string-value="cat2" calcext:value-type="string">
            <text:p>cat2</text:p>
          </table:table-cell>
          <table:table-cell table:style-name="ce127" table:formula="of:=[$lesequipes.$B$18]" office:value-type="string" office:string-value="U15G" calcext:value-type="string">
            <text:p>U15G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7_8</text:p>
          </table:table-cell>
          <table:table-cell table:style-name="ce127" office:value-type="string" calcext:value-type="string">
            <text:p>Classement 7/8 iéme</text:p>
          </table:table-cell>
          <table:table-cell table:style-name="ce127" table:formula="of:=IF([.M9]=&quot;D&quot;;[.K9];IF([.P9]=&quot;D&quot;;[.Q9];&quot;&quot;))">
            <text:p/>
          </table:table-cell>
          <table:table-cell table:style-name="ce146" table:formula="of:=VLOOKUP([.K17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7]=&quot;V&quot;;&quot;D&quot;;IF([.M17]=&quot;D&quot;;&quot;V&quot;;&quot;&quot;))">
            <text:p/>
          </table:table-cell>
          <table:table-cell table:style-name="ce146" table:formula="of:=IF([.M11]=&quot;D&quot;;[.K11];IF([.P11]=&quot;D&quot;;[.Q11];&quot;&quot;))">
            <text:p/>
          </table:table-cell>
          <table:table-cell table:style-name="ce146" table:formula="of:=VLOOKUP([.Q17];categorie2;3;0)" office:value-type="string" office:string-value="" calcext:value-type="error">
            <text:p>#N/D</text:p>
          </table:table-cell>
          <table:table-cell/>
          <table:table-cell table:style-name="ce112" table:formula="of:=[.T16]+1" office:value-type="float" office:value="3" calcext:value-type="float">
            <text:p>3</text:p>
          </table:table-cell>
          <table:table-cell table:style-name="ce188" table:content-validation-name="val1" table:formula="of:=IF([.M16]=&quot;V&quot;;[.K16];IF([.P16]=&quot;V&quot;;[.Q16];&quot;&quot;))">
            <text:p/>
          </table:table-cell>
          <table:table-cell table:style-name="ce188" table:content-validation-name="val1" table:formula="of:=VLOOKUP([.U17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17]+1" office:value-type="float" office:value="39" calcext:value-type="float">
            <text:p>39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office:value-type="time" office:time-value="PT17H30M00S" calcext:value-type="time">
            <text:p>17:30</text:p>
          </table:table-cell>
          <table:table-cell table:style-name="ce125" table:formula="of:=[$lesequipes.$A$18]" office:value-type="string" office:string-value="cat2" calcext:value-type="string">
            <text:p>cat2</text:p>
          </table:table-cell>
          <table:table-cell table:style-name="ce133" office:value-type="string" calcext:value-type="string">
            <text:p>U13G</text:p>
          </table:table-cell>
          <table:table-cell table:style-name="ce134" office:value-type="float" office:value="2" calcext:value-type="float">
            <text:p>2</text:p>
          </table:table-cell>
          <table:table-cell table:style-name="ce133" office:value-type="string" calcext:value-type="string">
            <text:p>Place1-2</text:p>
          </table:table-cell>
          <table:table-cell table:style-name="ce133" office:value-type="string" calcext:value-type="string">
            <text:p>Finale</text:p>
          </table:table-cell>
          <table:table-cell table:style-name="ce125" table:formula="of:=IF([.M4]=&quot;V&quot;;[.K4];IF([.P4]=&quot;V&quot;;[.Q4];&quot;&quot;))">
            <text:p/>
          </table:table-cell>
          <table:table-cell table:style-name="ce125" table:formula="of:=VLOOKUP([.K18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8]=&quot;V&quot;;&quot;D&quot;;IF([.M18]=&quot;D&quot;;&quot;V&quot;;&quot;&quot;))">
            <text:p/>
          </table:table-cell>
          <table:table-cell table:style-name="ce125" table:formula="of:=IF([.M6]=&quot;V&quot;;[.K6];IF([.P6]=&quot;V&quot;;[.Q6];&quot;&quot;))">
            <text:p/>
          </table:table-cell>
          <table:table-cell table:style-name="ce125" table:formula="of:=VLOOKUP([.Q18];categorie1;3;0)" office:value-type="string" office:string-value="" calcext:value-type="error">
            <text:p>#N/D</text:p>
          </table:table-cell>
          <table:table-cell/>
          <table:table-cell table:style-name="ce112" table:formula="of:=[.T17]+1" office:value-type="float" office:value="4" calcext:value-type="float">
            <text:p>4</text:p>
          </table:table-cell>
          <table:table-cell table:style-name="ce188" table:content-validation-name="val1" table:formula="of:=IF([.M16]=&quot;D&quot;;[.K16];IF([.P16]=&quot;D&quot;;[.Q16];&quot;&quot;))">
            <text:p/>
          </table:table-cell>
          <table:table-cell table:style-name="ce188" table:content-validation-name="val1" table:formula="of:=VLOOKUP([.U18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7" table:formula="of:=[.C18]+1" office:value-type="float" office:value="40" calcext:value-type="float">
            <text:p>40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8]+1/24/6" office:value-type="time" office:time-value="PT17H40M00S" calcext:value-type="time">
            <text:p>17:40</text:p>
          </table:table-cell>
          <table:table-cell table:style-name="ce127" table:formula="of:=[$lesequipes.$A$10]" office:value-type="string" office:string-value="cat1" calcext:value-type="string">
            <text:p>cat1</text:p>
          </table:table-cell>
          <table:table-cell table:style-name="ce127" table:formula="of:=[$lesequipes.$B$18]" office:value-type="string" office:string-value="U15G" calcext:value-type="string">
            <text:p>U15G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1-2</text:p>
          </table:table-cell>
          <table:table-cell table:style-name="ce138" table:content-validation-name="val3" office:value-type="string" calcext:value-type="string">
            <text:p>Finale</text:p>
          </table:table-cell>
          <table:table-cell table:style-name="ce127" table:formula="of:=IF([.M8]=&quot;V&quot;;[.K8];IF([.P8]=&quot;V&quot;;[.Q8];&quot;&quot;))">
            <text:p/>
          </table:table-cell>
          <table:table-cell table:style-name="ce146" table:formula="of:=VLOOKUP([.K19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9]=&quot;V&quot;;&quot;D&quot;;IF([.M19]=&quot;D&quot;;&quot;V&quot;;&quot;&quot;))">
            <text:p/>
          </table:table-cell>
          <table:table-cell table:style-name="ce146" table:formula="of:=IF([.M10]=&quot;V&quot;;[.K10];IF([.P10]=&quot;V&quot;;[.Q10];&quot;&quot;))">
            <text:p/>
          </table:table-cell>
          <table:table-cell table:style-name="ce146" table:formula="of:=VLOOKUP([.Q19];categorie2;3;0)" office:value-type="string" office:string-value="" calcext:value-type="error">
            <text:p>#N/D</text:p>
          </table:table-cell>
          <table:table-cell/>
          <table:table-cell table:style-name="ce112" table:formula="of:=[.T18]+1" office:value-type="float" office:value="5" calcext:value-type="float">
            <text:p>5</text:p>
          </table:table-cell>
          <table:table-cell table:style-name="ce188" table:content-validation-name="val1" table:formula="of:=IF([.M14]=&quot;V&quot;;[.K14];IF([.P14]=&quot;V&quot;;[.Q14];&quot;&quot;))">
            <text:p/>
          </table:table-cell>
          <table:table-cell table:style-name="ce188" table:content-validation-name="val1" table:formula="of:=VLOOKUP([.U19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58" table:number-columns-repeated="3"/>
          <table:table-cell table:style-name="ce64"/>
          <table:table-cell table:style-name="ce58" table:number-columns-repeated="12"/>
          <table:table-cell/>
          <table:table-cell table:style-name="ce112" table:formula="of:=[.T19]+1" office:value-type="float" office:value="6" calcext:value-type="float">
            <text:p>6</text:p>
          </table:table-cell>
          <table:table-cell table:style-name="ce188" table:content-validation-name="val1" table:formula="of:=IF([.M14]=&quot;D&quot;;[.K14];IF([.P14]=&quot;D&quot;;[.Q14];&quot;&quot;))">
            <text:p/>
          </table:table-cell>
          <table:table-cell table:style-name="ce188" table:content-validation-name="val1" table:formula="of:=VLOOKUP([.U20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19"/>
          <table:table-cell table:style-name="ce112" table:formula="of:=[.T20]+1" office:value-type="float" office:value="7" calcext:value-type="float">
            <text:p>7</text:p>
          </table:table-cell>
          <table:table-cell table:style-name="ce188" table:content-validation-name="val1" table:formula="of:=IF([.M17]=&quot;V&quot;;[.K17];IF([.P17]=&quot;V&quot;;[.Q17];&quot;&quot;))">
            <text:p/>
          </table:table-cell>
          <table:table-cell table:style-name="ce188" table:content-validation-name="val1" table:formula="of:=VLOOKUP([.U21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19"/>
          <table:table-cell table:style-name="ce112" table:formula="of:=[.T21]+1" office:value-type="float" office:value="8" calcext:value-type="float">
            <text:p>8</text:p>
          </table:table-cell>
          <table:table-cell table:style-name="ce188" table:content-validation-name="val1" table:formula="of:=IF([.M17]=&quot;D&quot;;[.K17];IF([.P17]=&quot;D&quot;;[.Q17];&quot;&quot;))">
            <text:p/>
          </table:table-cell>
          <table:table-cell table:style-name="ce188" table:content-validation-name="val1" table:formula="of:=VLOOKUP([.U22];categorie2;3;0)" office:value-type="string" office:string-value="" calcext:value-type="error">
            <text:p>#N/D</text:p>
          </table:table-cell>
        </table:table-row>
        <table:table-row table:style-name="ro3" table:number-rows-repeated="1048553">
          <table:table-cell table:number-columns-repeated="22"/>
        </table:table-row>
        <table:table-row table:style-name="ro3">
          <table:table-cell table:number-columns-repeated="22"/>
        </table:table-row>
        <calcext:conditional-formats>
          <calcext:conditional-format calcext:target-range-address="finales.I5:finales.I5 finales.I7:finales.I7 finales.I9:finales.I9 finales.I11:finales.I11 finales.J12:finales.J13 finales.C4:finales.H18 finales.I14:finales.K14 finales.I16:finales.I18 finales.J15:finales.K18 finales.C19:finales.K19 finales.L4:finales.R19 finales.K4:finales.K13 finales.T13:finales.T13 finales.T2:finales.T2">
            <calcext:condition calcext:apply-style-name="cat1_PA_stype" calcext:value="formula-is(COM.MICROSOFT.CONCAT([.$F2];&quot;_&quot;;[.$J2])=&quot;cat1_PA&quot;)" calcext:base-cell-address="finales.C2"/>
            <calcext:condition calcext:apply-style-name="cat1_PB_stype" calcext:value="formula-is(COM.MICROSOFT.CONCAT([.$F2];&quot;_&quot;;[.$J2])=&quot;cat1_PB&quot;)" calcext:base-cell-address="finales.C2"/>
            <calcext:condition calcext:apply-style-name="cat2_PA_stype" calcext:value="formula-is(COM.MICROSOFT.CONCAT([.$F2];&quot;_&quot;;[.$J2])=&quot;cat2_PA&quot;)" calcext:base-cell-address="finales.C2"/>
            <calcext:condition calcext:apply-style-name="cat2_PB_stype" calcext:value="formula-is(COM.MICROSOFT.CONCAT([.$F2];&quot;_&quot;;[.$J2])=&quot;cat2_PB&quot;)" calcext:base-cell-address="finales.C2"/>
          </calcext:conditional-format>
          <calcext:conditional-format calcext:target-range-address="finales.U15:finales.V22 finales.U4:finales.V11">
            <calcext:condition calcext:apply-style-name="cat1_PA_stype" calcext:value="formula-is(COM.MICROSOFT.CONCAT([.$F3];&quot;_&quot;;[.$H3])=&quot;cat1_PA&quot;)" calcext:base-cell-address="finales.U4"/>
            <calcext:condition calcext:apply-style-name="cat1_PB_stype" calcext:value="formula-is(COM.MICROSOFT.CONCAT([.$F3];&quot;_&quot;;[.$H3])=&quot;cat1_PB&quot;)" calcext:base-cell-address="finales.U4"/>
            <calcext:condition calcext:apply-style-name="cat2_PA_stype" calcext:value="formula-is(COM.MICROSOFT.CONCAT([.$F3];&quot;_&quot;;[.$H3])=&quot;cat2_PA&quot;)" calcext:base-cell-address="finales.U4"/>
            <calcext:condition calcext:apply-style-name="cat2_PB_stype" calcext:value="formula-is(COM.MICROSOFT.CONCAT([.$F3];&quot;_&quot;;[.$H3])=&quot;cat2_PB&quot;)" calcext:base-cell-address="finales.U4"/>
          </calcext:conditional-format>
        </calcext:conditional-formats>
      </table:table>
      <table:named-expressions/>
      <table:database-ranges>
        <table:database-range table:name="buts" table:target-range-address="info.A15:info.A24" table:on-update-keep-styles="true" table:on-update-keep-size="false"/>
        <table:database-range table:name="categorie1" table:target-range-address="lesequipes.D10:lesequipes.F17" table:on-update-keep-styles="true" table:on-update-keep-size="false"/>
        <table:database-range table:name="categorie2" table:target-range-address="lesequipes.D18:lesequipes.F25" table:on-update-keep-styles="true" table:on-update-keep-size="false"/>
        <table:database-range table:name="points" table:target-range-address="info.A10:info.A13" table:on-update-keep-styles="true" table:on-update-keep-size="false"/>
        <table:database-range table:name="salles" table:target-range-address="info.B5:info.B6" table:on-update-keep-styles="true" table:on-update-keep-size="false"/>
        <table:database-range table:name="victoiredefaite" table:target-range-address="info.A26:info.A28" table:on-update-keep-styles="true" table:on-update-keep-size="false"/>
        <table:database-range table:name="__Anonymous_Sheet_DB__2" table:target-range-address="matchspoules.C3:matchspoules.P27" table:display-filter-buttons="true"/>
        <table:database-range table:name="__Anonymous_Sheet_DB__4" table:target-range-address="finales.D3:finales.G1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date-style style:name="N118">
      <number:month/>
      <number:text>in</number:text>
    </number:date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8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-</number:text>
      <number:number number:decimal-places="0" number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0P2" style:volatile="true">
      <number:text>-</number:text>
      <number:number number:decimal-places="0" number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15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5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21" number:language="fr" number:country="FR">
      <number:day number:style="long"/>
      <number:text>-</number:text>
      <number:month number:textual="true"/>
    </number:date-style>
    <number:date-style style:name="N10122" number:language="fr" number:country="FR">
      <number:month number:textual="true"/>
      <number:text>-</number:text>
      <number:year/>
    </number:date-style>
    <number:time-style style:name="N10123" number:language="fr" number:country="FR">
      <number:hours/>
      <number:text>:</number:text>
      <number:minutes number:style="long"/>
      <number:text> </number:text>
      <number:am-pm/>
    </number:time-style>
    <number:time-style style:name="N1012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fr" number:country="FR">
      <number:text> -    </number:text>
    </number:number-style>
    <number:text-style style:name="N10134" number:language="fr" number:country="F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fr" number:country="FR">
      <number:text> - € </number:text>
    </number:number-style>
    <number:text-style style:name="N10138" number:language="fr" number:country="F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42" number:language="fr" number:country="F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46" number:language="fr" number:country="FR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fr" number:country="FR">
      <number:minutes number:style="long"/>
      <number:text>:</number:text>
      <number:seconds number:style="long"/>
    </number:time-style>
    <number:time-style style:name="N10148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fr" number:country="FR">
      <number:minutes number:style="long"/>
      <number:text>:</number:text>
      <number:seconds number:style="long" number:decimal-places="1"/>
    </number:time-style>
    <number:number-style style:name="N10150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able-cell-properties style:text-align-source="fix" style:repeat-content="false" fo:border="0.74pt solid #000000"/>
      <style:paragraph-properties fo:text-align="center" fo:margin-left="0cm"/>
      <style:text-properties fo:language="none" fo:country="none" style:language-asian="none" style:country-asian="none" style:language-complex="none" style:country-complex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t1_5f_PA_5f_stype" style:display-name="cat1_PA_stype" style:family="table-cell" style:parent-style-name="Default">
      <style:table-cell-properties fo:background-color="#64b5f6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1_5f_PB_5f_stype" style:display-name="cat1_PB_stype" style:family="table-cell" style:parent-style-name="Default">
      <style:table-cell-properties fo:background-color="#80cbc4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2_5f_PA_5f_stype" style:display-name="cat2_PA_stype" style:family="table-cell" style:parent-style-name="Default">
      <style:table-cell-properties fo:background-color="#b39ddb" style:diagonal-bl-tr="none" style:diagonal-tl-br="none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2_5f_PB_5f_stype" style:display-name="cat2_PB_stype" style:family="table-cell" style:parent-style-name="Default">
      <style:table-cell-properties fo:background-color="#ef9a9a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 style:data-style-name="N2" text:time-value="00:29:47.1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23:26:38.397000000</meta:creation-date>
    <dc:date>2023-11-24T01:33:13.520000000</dc:date>
    <meta:editing-duration>P4DT23H34M16S</meta:editing-duration>
    <meta:editing-cycles>206</meta:editing-cycles>
    <meta:generator>LibreOffice/7.5.4.2$Windows_X86_64 LibreOffice_project/36ccfdc35048b057fd9854c757a8b67ec53977b6</meta:generator>
    <meta:document-statistic meta:table-count="5" meta:cell-count="1127" meta:object-count="4"/>
  </office:meta>
</office:document-meta>
</file>